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01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186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PageStyle_5f_Sayfa4">
      <style:table-properties table:display="true" style:writing-mode="lr-tb"/>
    </style:style>
    <style:style style:name="ta2" style:family="table" style:master-page-name="PageStyle_5f_Sayfa5">
      <style:table-properties table:display="true" style:writing-mode="lr-tb"/>
    </style:style>
    <style:style style:name="ta3" style:family="table" style:master-page-name="PageStyle_5f_Sayfa6">
      <style:table-properties table:display="true" style:writing-mode="lr-tb"/>
    </style:style>
    <style:style style:name="ta4" style:family="table" style:master-page-name="PageStyle_5f_Sayf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0">
      <style:text-properties style:text-underline-style="none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4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Column9</text:p>
          </table:table-cell>
          <table:table-cell table:number-columns-repeated="1015"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42783" calcext:value-type="float">
            <text:p>42783</text:p>
          </table:table-cell>
          <table:table-cell office:value-type="float" office:value="9121" calcext:value-type="float">
            <text:p>912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2111" calcext:value-type="float">
            <text:p>321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43086" calcext:value-type="float">
            <text:p>43086</text:p>
          </table:table-cell>
          <table:table-cell office:value-type="float" office:value="9092" calcext:value-type="float">
            <text:p>909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229" calcext:value-type="float">
            <text:p>352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float" office:value="42637" calcext:value-type="float">
            <text:p>42637</text:p>
          </table:table-cell>
          <table:table-cell office:value-type="float" office:value="7386" calcext:value-type="float">
            <text:p>738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2813" calcext:value-type="float">
            <text:p>328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float" office:value="43076" calcext:value-type="float">
            <text:p>43076</text:p>
          </table:table-cell>
          <table:table-cell office:value-type="float" office:value="9489" calcext:value-type="float">
            <text:p>948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3162" calcext:value-type="float">
            <text:p>3316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float" office:value="43116" calcext:value-type="float">
            <text:p>43116</text:p>
          </table:table-cell>
          <table:table-cell office:value-type="float" office:value="9227" calcext:value-type="float">
            <text:p>922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8381" calcext:value-type="float">
            <text:p>3838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float" office:value="41052" calcext:value-type="float">
            <text:p>41052</text:p>
          </table:table-cell>
          <table:table-cell office:value-type="float" office:value="9225" calcext:value-type="float">
            <text:p>92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3085" calcext:value-type="float">
            <text:p>3308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float" office:value="40768" calcext:value-type="float">
            <text:p>40768</text:p>
          </table:table-cell>
          <table:table-cell office:value-type="float" office:value="9195" calcext:value-type="float">
            <text:p>919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4302" calcext:value-type="float">
            <text:p>3430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float" office:value="41379" calcext:value-type="float">
            <text:p>41379</text:p>
          </table:table-cell>
          <table:table-cell office:value-type="float" office:value="9563" calcext:value-type="float">
            <text:p>956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899" calcext:value-type="float">
            <text:p>3289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475" calcext:value-type="float">
            <text:p>10475</text:p>
          </table:table-cell>
          <table:table-cell office:value-type="float" office:value="42475" calcext:value-type="float">
            <text:p>42475</text:p>
          </table:table-cell>
          <table:table-cell office:value-type="float" office:value="9130" calcext:value-type="float">
            <text:p>91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3028" calcext:value-type="float">
            <text:p>3302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45770" calcext:value-type="float">
            <text:p>45770</text:p>
          </table:table-cell>
          <table:table-cell office:value-type="float" office:value="8169" calcext:value-type="float">
            <text:p>816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4717" calcext:value-type="float">
            <text:p>347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float" office:value="43211" calcext:value-type="float">
            <text:p>43211</text:p>
          </table:table-cell>
          <table:table-cell office:value-type="float" office:value="9716" calcext:value-type="float">
            <text:p>97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956" calcext:value-type="float">
            <text:p>329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48594" calcext:value-type="float">
            <text:p>48594</text:p>
          </table:table-cell>
          <table:table-cell office:value-type="float" office:value="9393" calcext:value-type="float">
            <text:p>939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3826" calcext:value-type="float">
            <text:p>338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43705" calcext:value-type="float">
            <text:p>43705</text:p>
          </table:table-cell>
          <table:table-cell office:value-type="float" office:value="9237" calcext:value-type="float">
            <text:p>92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675" calcext:value-type="float">
            <text:p>3267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44013" calcext:value-type="float">
            <text:p>44013</text:p>
          </table:table-cell>
          <table:table-cell office:value-type="float" office:value="9148" calcext:value-type="float">
            <text:p>914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3326" calcext:value-type="float">
            <text:p>333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42880" calcext:value-type="float">
            <text:p>42880</text:p>
          </table:table-cell>
          <table:table-cell office:value-type="float" office:value="9190" calcext:value-type="float">
            <text:p>919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884" calcext:value-type="float">
            <text:p>3288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float" office:value="42942" calcext:value-type="float">
            <text:p>42942</text:p>
          </table:table-cell>
          <table:table-cell office:value-type="float" office:value="7400" calcext:value-type="float">
            <text:p>740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3263" calcext:value-type="float">
            <text:p>3326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43869" calcext:value-type="float">
            <text:p>43869</text:p>
          </table:table-cell>
          <table:table-cell office:value-type="float" office:value="9345" calcext:value-type="float">
            <text:p>934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987" calcext:value-type="float">
            <text:p>3298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float" office:value="43795" calcext:value-type="float">
            <text:p>43795</text:p>
          </table:table-cell>
          <table:table-cell office:value-type="float" office:value="9607" calcext:value-type="float">
            <text:p>960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3073" calcext:value-type="float">
            <text:p>3307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812" calcext:value-type="float">
            <text:p>10812</text:p>
          </table:table-cell>
          <table:table-cell office:value-type="float" office:value="43171" calcext:value-type="float">
            <text:p>43171</text:p>
          </table:table-cell>
          <table:table-cell office:value-type="float" office:value="9300" calcext:value-type="float">
            <text:p>930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328" calcext:value-type="float">
            <text:p>4332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421" calcext:value-type="float">
            <text:p>10421</text:p>
          </table:table-cell>
          <table:table-cell office:value-type="float" office:value="43247" calcext:value-type="float">
            <text:p>43247</text:p>
          </table:table-cell>
          <table:table-cell office:value-type="float" office:value="9210" calcext:value-type="float">
            <text:p>92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3188" calcext:value-type="float">
            <text:p>3318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203" calcext:value-type="float">
            <text:p>2420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ışVeri_1" table:base-cell-address="$Sayfa4.$A$1" table:cell-range-address="$Sayfa4.$A$1:.$I$22"/>
        </table:named-expressions>
      </table:table>
      <table:table table:name="Sayfa5" table:style-name="ta2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Column9</text:p>
          </table:table-cell>
          <table:table-cell table:number-columns-repeated="1015"/>
        </table:table-row>
        <table:table-row table:style-name="ro1">
          <table:table-cell office:value-type="float" office:value="27987" calcext:value-type="float">
            <text:p>27987</text:p>
          </table:table-cell>
          <table:table-cell office:value-type="float" office:value="117238" calcext:value-type="float">
            <text:p>117238</text:p>
          </table:table-cell>
          <table:table-cell office:value-type="float" office:value="39975" calcext:value-type="float">
            <text:p>3997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5422" calcext:value-type="float">
            <text:p>7542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7125" calcext:value-type="float">
            <text:p>27125</text:p>
          </table:table-cell>
          <table:table-cell office:value-type="float" office:value="118262" calcext:value-type="float">
            <text:p>118262</text:p>
          </table:table-cell>
          <table:table-cell office:value-type="float" office:value="38131" calcext:value-type="float">
            <text:p>3813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4826" calcext:value-type="float">
            <text:p>748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535" calcext:value-type="float">
            <text:p>26535</text:p>
          </table:table-cell>
          <table:table-cell office:value-type="float" office:value="88378" calcext:value-type="float">
            <text:p>88378</text:p>
          </table:table-cell>
          <table:table-cell office:value-type="float" office:value="37885" calcext:value-type="float">
            <text:p>3788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87144" calcext:value-type="float">
            <text:p>8714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186" calcext:value-type="float">
            <text:p>26186</text:p>
          </table:table-cell>
          <table:table-cell office:value-type="float" office:value="117348" calcext:value-type="float">
            <text:p>117348</text:p>
          </table:table-cell>
          <table:table-cell office:value-type="float" office:value="37872" calcext:value-type="float">
            <text:p>3787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6670" calcext:value-type="float">
            <text:p>7667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674" calcext:value-type="float">
            <text:p>25674</text:p>
          </table:table-cell>
          <table:table-cell office:value-type="float" office:value="120092" calcext:value-type="float">
            <text:p>120092</text:p>
          </table:table-cell>
          <table:table-cell office:value-type="float" office:value="37591" calcext:value-type="float">
            <text:p>37591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0127" calcext:value-type="float">
            <text:p>8012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976" calcext:value-type="float">
            <text:p>25976</text:p>
          </table:table-cell>
          <table:table-cell office:value-type="float" office:value="118105" calcext:value-type="float">
            <text:p>118105</text:p>
          </table:table-cell>
          <table:table-cell office:value-type="float" office:value="38274" calcext:value-type="float">
            <text:p>3827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2083" calcext:value-type="float">
            <text:p>8208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128173" calcext:value-type="float">
            <text:p>128173</text:p>
          </table:table-cell>
          <table:table-cell office:value-type="float" office:value="37910" calcext:value-type="float">
            <text:p>3791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8602" calcext:value-type="float">
            <text:p>7860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711" calcext:value-type="float">
            <text:p>25711</text:p>
          </table:table-cell>
          <table:table-cell office:value-type="float" office:value="129603" calcext:value-type="float">
            <text:p>129603</text:p>
          </table:table-cell>
          <table:table-cell office:value-type="float" office:value="27804" calcext:value-type="float">
            <text:p>2780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4306" calcext:value-type="float">
            <text:p>8430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779" calcext:value-type="float">
            <text:p>25779</text:p>
          </table:table-cell>
          <table:table-cell office:value-type="float" office:value="134876" calcext:value-type="float">
            <text:p>134876</text:p>
          </table:table-cell>
          <table:table-cell office:value-type="float" office:value="39201" calcext:value-type="float">
            <text:p>3920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1933" calcext:value-type="float">
            <text:p>819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075" calcext:value-type="float">
            <text:p>26075</text:p>
          </table:table-cell>
          <table:table-cell office:value-type="float" office:value="129504" calcext:value-type="float">
            <text:p>129504</text:p>
          </table:table-cell>
          <table:table-cell office:value-type="float" office:value="38009" calcext:value-type="float">
            <text:p>3800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78288" calcext:value-type="float">
            <text:p>7828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4697" calcext:value-type="float">
            <text:p>24697</text:p>
          </table:table-cell>
          <table:table-cell office:value-type="float" office:value="129834" calcext:value-type="float">
            <text:p>129834</text:p>
          </table:table-cell>
          <table:table-cell office:value-type="float" office:value="40867" calcext:value-type="float">
            <text:p>4086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78063" calcext:value-type="float">
            <text:p>7806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296" calcext:value-type="float">
            <text:p>26296</text:p>
          </table:table-cell>
          <table:table-cell office:value-type="float" office:value="113903" calcext:value-type="float">
            <text:p>113903</text:p>
          </table:table-cell>
          <table:table-cell office:value-type="float" office:value="35996" calcext:value-type="float">
            <text:p>3599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88271" calcext:value-type="float">
            <text:p>8827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844" calcext:value-type="float">
            <text:p>25844</text:p>
          </table:table-cell>
          <table:table-cell office:value-type="float" office:value="131783" calcext:value-type="float">
            <text:p>131783</text:p>
          </table:table-cell>
          <table:table-cell office:value-type="float" office:value="35383" calcext:value-type="float">
            <text:p>3538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89493" calcext:value-type="float">
            <text:p>8949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141" calcext:value-type="float">
            <text:p>26141</text:p>
          </table:table-cell>
          <table:table-cell office:value-type="float" office:value="130873" calcext:value-type="float">
            <text:p>130873</text:p>
          </table:table-cell>
          <table:table-cell office:value-type="float" office:value="35696" calcext:value-type="float">
            <text:p>35696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82945" calcext:value-type="float">
            <text:p>829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803" calcext:value-type="float">
            <text:p>25803</text:p>
          </table:table-cell>
          <table:table-cell office:value-type="float" office:value="129797" calcext:value-type="float">
            <text:p>129797</text:p>
          </table:table-cell>
          <table:table-cell office:value-type="float" office:value="35702" calcext:value-type="float">
            <text:p>3570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93889" calcext:value-type="float">
            <text:p>9388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float" office:value="130051" calcext:value-type="float">
            <text:p>130051</text:p>
          </table:table-cell>
          <table:table-cell office:value-type="float" office:value="35994" calcext:value-type="float">
            <text:p>3599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24053" calcext:value-type="float">
            <text:p>12405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154" calcext:value-type="float">
            <text:p>26154</text:p>
          </table:table-cell>
          <table:table-cell office:value-type="float" office:value="127079" calcext:value-type="float">
            <text:p>127079</text:p>
          </table:table-cell>
          <table:table-cell office:value-type="float" office:value="36502" calcext:value-type="float">
            <text:p>3650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90139" calcext:value-type="float">
            <text:p>9013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291" calcext:value-type="float">
            <text:p>26291</text:p>
          </table:table-cell>
          <table:table-cell office:value-type="float" office:value="127705" calcext:value-type="float">
            <text:p>127705</text:p>
          </table:table-cell>
          <table:table-cell office:value-type="float" office:value="35365" calcext:value-type="float">
            <text:p>3536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8515" calcext:value-type="float">
            <text:p>885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7051" calcext:value-type="float">
            <text:p>27051</text:p>
          </table:table-cell>
          <table:table-cell office:value-type="float" office:value="130099" calcext:value-type="float">
            <text:p>130099</text:p>
          </table:table-cell>
          <table:table-cell office:value-type="float" office:value="35777" calcext:value-type="float">
            <text:p>3577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8435" calcext:value-type="float">
            <text:p>8843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472" calcext:value-type="float">
            <text:p>26472</text:p>
          </table:table-cell>
          <table:table-cell office:value-type="float" office:value="102171" calcext:value-type="float">
            <text:p>102171</text:p>
          </table:table-cell>
          <table:table-cell office:value-type="float" office:value="35818" calcext:value-type="float">
            <text:p>3581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89819" calcext:value-type="float">
            <text:p>898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878" calcext:value-type="float">
            <text:p>1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1237" calcext:value-type="float">
            <text:p>5123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ışVeri_1" table:base-cell-address="$Sayfa4.$A$1" table:cell-range-address="$Sayfa5.$A$1:.$I$22"/>
        </table:named-expressions>
      </table:table>
      <table:table table:name="Sayfa6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Column9</text:p>
          </table:table-cell>
          <table:table-cell table:number-columns-repeated="1015"/>
        </table:table-row>
        <table:table-row table:style-name="ro1">
          <table:table-cell office:value-type="float" office:value="53796" calcext:value-type="float">
            <text:p>53796</text:p>
          </table:table-cell>
          <table:table-cell office:value-type="float" office:value="195484" calcext:value-type="float">
            <text:p>195484</text:p>
          </table:table-cell>
          <table:table-cell office:value-type="float" office:value="59503" calcext:value-type="float">
            <text:p>595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6346" calcext:value-type="float">
            <text:p>12634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9713" calcext:value-type="float">
            <text:p>69713</text:p>
          </table:table-cell>
          <table:table-cell office:value-type="float" office:value="225481" calcext:value-type="float">
            <text:p>225481</text:p>
          </table:table-cell>
          <table:table-cell office:value-type="float" office:value="58050" calcext:value-type="float">
            <text:p>5805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21425" calcext:value-type="float">
            <text:p>12142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0182" calcext:value-type="float">
            <text:p>80182</text:p>
          </table:table-cell>
          <table:table-cell office:value-type="float" office:value="176983" calcext:value-type="float">
            <text:p>176983</text:p>
          </table:table-cell>
          <table:table-cell office:value-type="float" office:value="57711" calcext:value-type="float">
            <text:p>57711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27076" calcext:value-type="float">
            <text:p>12707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7867" calcext:value-type="float">
            <text:p>77867</text:p>
          </table:table-cell>
          <table:table-cell office:value-type="float" office:value="152478" calcext:value-type="float">
            <text:p>152478</text:p>
          </table:table-cell>
          <table:table-cell office:value-type="float" office:value="57902" calcext:value-type="float">
            <text:p>57902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24193" calcext:value-type="float">
            <text:p>12419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7295" calcext:value-type="float">
            <text:p>77295</text:p>
          </table:table-cell>
          <table:table-cell office:value-type="float" office:value="169357" calcext:value-type="float">
            <text:p>169357</text:p>
          </table:table-cell>
          <table:table-cell office:value-type="float" office:value="21249" calcext:value-type="float">
            <text:p>2124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8513" calcext:value-type="float">
            <text:p>1285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7039" calcext:value-type="float">
            <text:p>37039</text:p>
          </table:table-cell>
          <table:table-cell office:value-type="float" office:value="171286" calcext:value-type="float">
            <text:p>171286</text:p>
          </table:table-cell>
          <table:table-cell office:value-type="float" office:value="58442" calcext:value-type="float">
            <text:p>58442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10529" calcext:value-type="float">
            <text:p>1105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8068" calcext:value-type="float">
            <text:p>78068</text:p>
          </table:table-cell>
          <table:table-cell office:value-type="float" office:value="166619" calcext:value-type="float">
            <text:p>166619</text:p>
          </table:table-cell>
          <table:table-cell office:value-type="float" office:value="57764" calcext:value-type="float">
            <text:p>57764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21599" calcext:value-type="float">
            <text:p>12159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9197" calcext:value-type="float">
            <text:p>79197</text:p>
          </table:table-cell>
          <table:table-cell office:value-type="float" office:value="167656" calcext:value-type="float">
            <text:p>167656</text:p>
          </table:table-cell>
          <table:table-cell office:value-type="float" office:value="57106" calcext:value-type="float">
            <text:p>5710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29190" calcext:value-type="float">
            <text:p>12919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7191" calcext:value-type="float">
            <text:p>77191</text:p>
          </table:table-cell>
          <table:table-cell office:value-type="float" office:value="123035" calcext:value-type="float">
            <text:p>123035</text:p>
          </table:table-cell>
          <table:table-cell office:value-type="float" office:value="58054" calcext:value-type="float">
            <text:p>5805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26829" calcext:value-type="float">
            <text:p>1268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9372" calcext:value-type="float">
            <text:p>79372</text:p>
          </table:table-cell>
          <table:table-cell office:value-type="float" office:value="167120" calcext:value-type="float">
            <text:p>167120</text:p>
          </table:table-cell>
          <table:table-cell office:value-type="float" office:value="20541" calcext:value-type="float">
            <text:p>2054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14595" calcext:value-type="float">
            <text:p>11459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8308" calcext:value-type="float">
            <text:p>78308</text:p>
          </table:table-cell>
          <table:table-cell office:value-type="float" office:value="169315" calcext:value-type="float">
            <text:p>169315</text:p>
          </table:table-cell>
          <table:table-cell office:value-type="float" office:value="57873" calcext:value-type="float">
            <text:p>5787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9315" calcext:value-type="float">
            <text:p>1293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5154" calcext:value-type="float">
            <text:p>35154</text:p>
          </table:table-cell>
          <table:table-cell office:value-type="float" office:value="168620" calcext:value-type="float">
            <text:p>168620</text:p>
          </table:table-cell>
          <table:table-cell office:value-type="float" office:value="58251" calcext:value-type="float">
            <text:p>58251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6351" calcext:value-type="float">
            <text:p>1263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2025" calcext:value-type="float">
            <text:p>82025</text:p>
          </table:table-cell>
          <table:table-cell office:value-type="float" office:value="168445" calcext:value-type="float">
            <text:p>168445</text:p>
          </table:table-cell>
          <table:table-cell office:value-type="float" office:value="56464" calcext:value-type="float">
            <text:p>5646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2529" calcext:value-type="float">
            <text:p>1225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0074" calcext:value-type="float">
            <text:p>90074</text:p>
          </table:table-cell>
          <table:table-cell office:value-type="float" office:value="167956" calcext:value-type="float">
            <text:p>167956</text:p>
          </table:table-cell>
          <table:table-cell office:value-type="float" office:value="56686" calcext:value-type="float">
            <text:p>5668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28396" calcext:value-type="float">
            <text:p>12839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1608" calcext:value-type="float">
            <text:p>91608</text:p>
          </table:table-cell>
          <table:table-cell office:value-type="float" office:value="136074" calcext:value-type="float">
            <text:p>136074</text:p>
          </table:table-cell>
          <table:table-cell office:value-type="float" office:value="20839" calcext:value-type="float">
            <text:p>20839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18431" calcext:value-type="float">
            <text:p>11843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3651" calcext:value-type="float">
            <text:p>93651</text:p>
          </table:table-cell>
          <table:table-cell office:value-type="float" office:value="169605" calcext:value-type="float">
            <text:p>169605</text:p>
          </table:table-cell>
          <table:table-cell office:value-type="float" office:value="57938" calcext:value-type="float">
            <text:p>5793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7195" calcext:value-type="float">
            <text:p>12719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6569" calcext:value-type="float">
            <text:p>86569</text:p>
          </table:table-cell>
          <table:table-cell office:value-type="float" office:value="168937" calcext:value-type="float">
            <text:p>168937</text:p>
          </table:table-cell>
          <table:table-cell office:value-type="float" office:value="57791" calcext:value-type="float">
            <text:p>57791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1030" calcext:value-type="float">
            <text:p>1210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3908" calcext:value-type="float">
            <text:p>43908</text:p>
          </table:table-cell>
          <table:table-cell office:value-type="float" office:value="167065" calcext:value-type="float">
            <text:p>167065</text:p>
          </table:table-cell>
          <table:table-cell office:value-type="float" office:value="56425" calcext:value-type="float">
            <text:p>5642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13881" calcext:value-type="float">
            <text:p>11388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0338" calcext:value-type="float">
            <text:p>90338</text:p>
          </table:table-cell>
          <table:table-cell office:value-type="float" office:value="167432" calcext:value-type="float">
            <text:p>167432</text:p>
          </table:table-cell>
          <table:table-cell office:value-type="float" office:value="57503" calcext:value-type="float">
            <text:p>5750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29169" calcext:value-type="float">
            <text:p>12916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2619" calcext:value-type="float">
            <text:p>82619</text:p>
          </table:table-cell>
          <table:table-cell office:value-type="float" office:value="123499" calcext:value-type="float">
            <text:p>123499</text:p>
          </table:table-cell>
          <table:table-cell office:value-type="float" office:value="21227" calcext:value-type="float">
            <text:p>2122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11217" calcext:value-type="float">
            <text:p>1112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492" calcext:value-type="float">
            <text:p>25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7559" calcext:value-type="float">
            <text:p>7755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ışVeri_1" table:base-cell-address="$Sayfa4.$A$1" table:cell-range-address="$Sayfa6.$A$1:.$I$22"/>
        </table:named-expressions>
      </table:table>
      <table:table table:name="Sayfa1" table:style-name="ta4">
        <office:forms form:automatic-focus="false" form:apply-design-mode="false"/>
        <table:table-column table:style-name="co3" table:number-columns-repeated="35" table:default-cell-style-name="Default"/>
        <table:table-column table:style-name="co2" table:number-columns-repeated="989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Selection Sort (0)</text:p>
          </table:table-cell>
          <table:covered-table-cell table:number-columns-repeated="3" table:style-name="ce5"/>
          <table:covered-table-cell table:style-name="ce6"/>
          <table:table-cell table:style-name="ce1" office:value-type="string" calcext:value-type="string" table:number-columns-spanned="5" table:number-rows-spanned="1">
            <text:p>Bubble Sort (1)</text:p>
          </table:table-cell>
          <table:covered-table-cell table:number-columns-repeated="3" table:style-name="ce5"/>
          <table:covered-table-cell table:style-name="ce6"/>
          <table:table-cell table:style-name="ce1" office:value-type="string" calcext:value-type="string" table:number-columns-spanned="5" table:number-rows-spanned="1">
            <text:p>InsertioSort (2)</text:p>
          </table:table-cell>
          <table:covered-table-cell table:number-columns-repeated="3" table:style-name="ce5"/>
          <table:covered-table-cell table:style-name="ce6"/>
          <table:table-cell table:style-name="ce1" office:value-type="string" calcext:value-type="string" table:number-columns-spanned="5" table:number-rows-spanned="1">
            <text:p>ShellSort (3)</text:p>
          </table:table-cell>
          <table:covered-table-cell table:number-columns-repeated="3" table:style-name="ce5"/>
          <table:covered-table-cell table:style-name="ce6"/>
          <table:table-cell table:style-name="ce1" office:value-type="string" calcext:value-type="string" table:number-columns-spanned="5" table:number-rows-spanned="1">
            <text:p>MergeSort (4)</text:p>
          </table:table-cell>
          <table:covered-table-cell table:number-columns-repeated="3" table:style-name="ce5"/>
          <table:covered-table-cell table:style-name="ce6"/>
          <table:table-cell table:style-name="ce1" office:value-type="string" calcext:value-type="string" table:number-columns-spanned="5" table:number-rows-spanned="1">
            <text:p>HeapSort (5)</text:p>
          </table:table-cell>
          <table:covered-table-cell table:number-columns-repeated="3" table:style-name="ce5"/>
          <table:covered-table-cell table:style-name="ce6"/>
          <table:table-cell table:style-name="ce1" office:value-type="string" calcext:value-type="string" table:number-columns-spanned="5" table:number-rows-spanned="1">
            <text:p>QuickSort (6)</text:p>
          </table:table-cell>
          <table:covered-table-cell table:number-columns-repeated="3" table:style-name="ce5"/>
          <table:covered-table-cell table:style-name="ce6"/>
          <table:table-cell table:number-columns-repeated="989"/>
        </table:table-row>
        <table:table-row table:style-name="ro2"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180000" calcext:value-type="float">
            <text:p>180,000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180000" calcext:value-type="float">
            <text:p>180,000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180000" calcext:value-type="float">
            <text:p>180,000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180000" calcext:value-type="float">
            <text:p>180,000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180000" calcext:value-type="float">
            <text:p>180,000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180000" calcext:value-type="float">
            <text:p>180,000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40000" calcext:value-type="float">
            <text:p>4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989"/>
        </table:table-row>
        <table:table-row table:style-name="ro2">
          <table:table-cell table:number-columns-repeated="35" office:value-type="string" calcext:value-type="string">
            <text:p>Column1</text:p>
          </table:table-cell>
          <table:table-cell table:number-columns-repeated="989"/>
        </table:table-row>
        <table:table-row table:style-name="ro2">
          <table:table-cell table:style-name="ce3" table:formula="of:=202236407/10000000" office:value-type="float" office:value="20.2236407" calcext:value-type="float">
            <text:p>20.2236407</text:p>
          </table:table-cell>
          <table:table-cell table:style-name="ce4" table:formula="of:=3225669246/100000000" office:value-type="float" office:value="32.25669246" calcext:value-type="float">
            <text:p>32.25669246</text:p>
          </table:table-cell>
          <table:table-cell table:formula="of:=23604311415/100000000" office:value-type="float" office:value="236.04311415" calcext:value-type="float">
            <text:p>236.04311415</text:p>
          </table:table-cell>
          <table:table-cell table:formula="of:=53484282300/100000000" office:value-type="float" office:value="534.842823" calcext:value-type="float">
            <text:p>534.842823</text:p>
          </table:table-cell>
          <table:table-cell table:formula="of:=91116821696/100000000" office:value-type="float" office:value="911.16821696" calcext:value-type="float">
            <text:p>911.16821696</text:p>
          </table:table-cell>
          <table:table-cell table:formula="of:=424213163/100000000" office:value-type="float" office:value="4.24213163" calcext:value-type="float">
            <text:p>4.24213163</text:p>
          </table:table-cell>
          <table:table-cell table:formula="of:=9670743655/100000000" office:value-type="float" office:value="96.70743655" calcext:value-type="float">
            <text:p>96.70743655</text:p>
          </table:table-cell>
          <table:table-cell table:formula="of:=77924304215/100000000" office:value-type="float" office:value="779.24304215" calcext:value-type="float">
            <text:p>779.24304215</text:p>
          </table:table-cell>
          <table:table-cell table:formula="of:=172097620807/100000000" office:value-type="float" office:value="1720.97620807" calcext:value-type="float">
            <text:p>1720.97620807</text:p>
          </table:table-cell>
          <table:table-cell table:formula="of:=292284039479/100000000" office:value-type="float" office:value="2922.84039479" calcext:value-type="float">
            <text:p>2922.84039479</text:p>
          </table:table-cell>
          <table:table-cell table:formula="of:=135965337/100000000" office:value-type="float" office:value="1.35965337" calcext:value-type="float">
            <text:p>1.35965337</text:p>
          </table:table-cell>
          <table:table-cell table:formula="of:=2275850122/100000000" office:value-type="float" office:value="22.75850122" calcext:value-type="float">
            <text:p>22.75850122</text:p>
          </table:table-cell>
          <table:table-cell table:formula="of:=15682572168/100000000" office:value-type="float" office:value="156.82572168" calcext:value-type="float">
            <text:p>156.82572168</text:p>
          </table:table-cell>
          <table:table-cell table:formula="of:=49581949216/100000000" office:value-type="float" office:value="495.81949216" calcext:value-type="float">
            <text:p>495.81949216</text:p>
          </table:table-cell>
          <table:table-cell table:formula="of:=91220003132/100000000" office:value-type="float" office:value="912.20003132" calcext:value-type="float">
            <text:p>912.20003132</text:p>
          </table:table-cell>
          <table:table-cell table:formula="of:=8576165/100000000" office:value-type="float" office:value="0.08576165" calcext:value-type="float">
            <text:p>0.08576165</text:p>
          </table:table-cell>
          <table:table-cell table:formula="of:=32791000/100000000" office:value-type="float" office:value="0.32791" calcext:value-type="float">
            <text:p>0.32791</text:p>
          </table:table-cell>
          <table:table-cell table:formula="of:=109330524/100000000" office:value-type="float" office:value="1.09330524" calcext:value-type="float">
            <text:p>1.09330524</text:p>
          </table:table-cell>
          <table:table-cell table:formula="of:=178983415/100000000" office:value-type="float" office:value="1.78983415" calcext:value-type="float">
            <text:p>1.78983415</text:p>
          </table:table-cell>
          <table:table-cell table:formula="of:=216908664/100000000" office:value-type="float" office:value="2.16908664" calcext:value-type="float">
            <text:p>2.16908664</text:p>
          </table:table-cell>
          <table:table-cell table:formula="of:=4905557/100000000" office:value-type="float" office:value="0.04905557" calcext:value-type="float">
            <text:p>0.04905557</text:p>
          </table:table-cell>
          <table:table-cell table:formula="of:=21412085/100000000" office:value-type="float" office:value="0.21412085" calcext:value-type="float">
            <text:p>0.21412085</text:p>
          </table:table-cell>
          <table:table-cell table:formula="of:=65942004/100000000" office:value-type="float" office:value="0.65942004" calcext:value-type="float">
            <text:p>0.65942004</text:p>
          </table:table-cell>
          <table:table-cell table:formula="of:=83571093/100000000" office:value-type="float" office:value="0.83571093" calcext:value-type="float">
            <text:p>0.83571093</text:p>
          </table:table-cell>
          <table:table-cell table:formula="of:=101246581/100000000" office:value-type="float" office:value="1.01246581" calcext:value-type="float">
            <text:p>1.01246581</text:p>
          </table:table-cell>
          <table:table-cell table:formula="of:=2263180/100000000" office:value-type="float" office:value="0.0226318" calcext:value-type="float">
            <text:p>0.0226318</text:p>
          </table:table-cell>
          <table:table-cell table:formula="of:=10253361/100000000" office:value-type="float" office:value="0.10253361" calcext:value-type="float">
            <text:p>0.10253361</text:p>
          </table:table-cell>
          <table:table-cell table:formula="of:=15632953/100000000" office:value-type="float" office:value="0.15632953" calcext:value-type="float">
            <text:p>0.15632953</text:p>
          </table:table-cell>
          <table:table-cell table:formula="of:=19379004/100000000" office:value-type="float" office:value="0.19379004" calcext:value-type="float">
            <text:p>0.19379004</text:p>
          </table:table-cell>
          <table:table-cell table:formula="of:=21885429/100000000" office:value-type="float" office:value="0.21885429" calcext:value-type="float">
            <text:p>0.21885429</text:p>
          </table:table-cell>
          <table:table-cell table:formula="of:=4657216/100000000" office:value-type="float" office:value="0.04657216" calcext:value-type="float">
            <text:p>0.04657216</text:p>
          </table:table-cell>
          <table:table-cell table:formula="of:=19519200/100000000" office:value-type="float" office:value="0.195192" calcext:value-type="float">
            <text:p>0.195192</text:p>
          </table:table-cell>
          <table:table-cell table:formula="of:=44560232/100000000" office:value-type="float" office:value="0.44560232" calcext:value-type="float">
            <text:p>0.44560232</text:p>
          </table:table-cell>
          <table:table-cell table:formula="of:=65972240/100000000" office:value-type="float" office:value="0.6597224" calcext:value-type="float">
            <text:p>0.6597224</text:p>
          </table:table-cell>
          <table:table-cell table:formula="of:=86800666/100000000" office:value-type="float" office:value="0.86800666" calcext:value-type="float">
            <text:p>0.86800666</text:p>
          </table:table-cell>
          <table:table-cell table:number-columns-repeated="989"/>
        </table:table-row>
        <table:table-row table:style-name="ro3">
          <table:table-cell table:style-name="ce4" table:formula="of:=142849038/10000000" office:value-type="float" office:value="14.2849038" calcext:value-type="float">
            <text:p>14.2849038</text:p>
          </table:table-cell>
          <table:table-cell table:style-name="ce4" table:formula="of:=4135028581/100000000" office:value-type="float" office:value="41.35028581" calcext:value-type="float">
            <text:p>41.35028581</text:p>
          </table:table-cell>
          <table:table-cell table:formula="of:=21924062598/100000000" office:value-type="float" office:value="219.24062598" calcext:value-type="float">
            <text:p>219.24062598</text:p>
          </table:table-cell>
          <table:table-cell table:formula="of:=50149552615/100000000" office:value-type="float" office:value="501.49552615" calcext:value-type="float">
            <text:p>501.49552615</text:p>
          </table:table-cell>
          <table:table-cell table:formula="of:=97797273283/100000000" office:value-type="float" office:value="977.97273283" calcext:value-type="float">
            <text:p>977.97273283</text:p>
          </table:table-cell>
          <table:table-cell table:formula="of:=401198464/100000000" office:value-type="float" office:value="4.01198464" calcext:value-type="float">
            <text:p>4.01198464</text:p>
          </table:table-cell>
          <table:table-cell table:formula="of:=11813787141/100000000" office:value-type="float" office:value="118.13787141" calcext:value-type="float">
            <text:p>118.13787141</text:p>
          </table:table-cell>
          <table:table-cell table:formula="of:=69716427932/100000000" office:value-type="float" office:value="697.16427932" calcext:value-type="float">
            <text:p>697.16427932</text:p>
          </table:table-cell>
          <table:table-cell table:formula="of:=172371698301/100000000" office:value-type="float" office:value="1723.71698301" calcext:value-type="float">
            <text:p>1723.71698301</text:p>
          </table:table-cell>
          <table:table-cell table:formula="of:=273498334846/100000000" office:value-type="float" office:value="2734.98334846" calcext:value-type="float">
            <text:p>2734.98334846</text:p>
          </table:table-cell>
          <table:table-cell table:style-name="ce7" office:value-type="string" calcext:value-type="string">
            <text:p>1,1730662</text:p>
          </table:table-cell>
          <table:table-cell table:style-name="ce7" office:value-type="string" calcext:value-type="string">
            <text:p>27,00285214</text:p>
          </table:table-cell>
          <table:table-cell table:style-name="ce7" office:value-type="string" calcext:value-type="string">
            <text:p>276,5816811</text:p>
          </table:table-cell>
          <table:table-cell table:style-name="ce7" office:value-type="string" calcext:value-type="string">
            <text:p>496,7337003</text:p>
          </table:table-cell>
          <table:table-cell table:style-name="ce7" office:value-type="string" calcext:value-type="string">
            <text:p>982,7534452</text:p>
          </table:table-cell>
          <table:table-cell table:style-name="ce7" office:value-type="string" calcext:value-type="string">
            <text:p>0,05564298</text:p>
          </table:table-cell>
          <table:table-cell table:style-name="ce7" office:value-type="string" calcext:value-type="string">
            <text:p>0,23187113</text:p>
          </table:table-cell>
          <table:table-cell table:style-name="ce7" office:value-type="string" calcext:value-type="string">
            <text:p>0,79578272</text:p>
          </table:table-cell>
          <table:table-cell table:style-name="ce7" office:value-type="string" calcext:value-type="string">
            <text:p>1,40834105</text:p>
          </table:table-cell>
          <table:table-cell table:style-name="ce7" office:value-type="string" calcext:value-type="string">
            <text:p>1,60927339</text:p>
          </table:table-cell>
          <table:table-cell table:style-name="ce7" office:value-type="string" calcext:value-type="string">
            <text:p>0,0249091</text:p>
          </table:table-cell>
          <table:table-cell table:style-name="ce7" office:value-type="string" calcext:value-type="string">
            <text:p>0,15702966</text:p>
          </table:table-cell>
          <table:table-cell table:style-name="ce7" office:value-type="string" calcext:value-type="string">
            <text:p>0,48231003</text:p>
          </table:table-cell>
          <table:table-cell table:style-name="ce7" office:value-type="string" calcext:value-type="string">
            <text:p>0,68332341</text:p>
          </table:table-cell>
          <table:table-cell table:style-name="ce7" office:value-type="string" calcext:value-type="string">
            <text:p>0,86589537</text:p>
          </table:table-cell>
          <table:table-cell table:style-name="ce7" office:value-type="string" calcext:value-type="string">
            <text:p>0,02733588</text:p>
          </table:table-cell>
          <table:table-cell table:style-name="ce7" office:value-type="string" calcext:value-type="string">
            <text:p>0,05974292</text:p>
          </table:table-cell>
          <table:table-cell table:style-name="ce7" office:value-type="string" calcext:value-type="string">
            <text:p>0,1039304</text:p>
          </table:table-cell>
          <table:table-cell table:style-name="ce7" office:value-type="string" calcext:value-type="string">
            <text:p>0,11260808</text:p>
          </table:table-cell>
          <table:table-cell table:style-name="ce7" office:value-type="string" calcext:value-type="string">
            <text:p>0,28465112</text:p>
          </table:table-cell>
          <table:table-cell table:style-name="ce7" office:value-type="string" calcext:value-type="string">
            <text:p>0,04718071</text:p>
          </table:table-cell>
          <table:table-cell table:style-name="ce7" office:value-type="string" calcext:value-type="string">
            <text:p>0,24185964</text:p>
          </table:table-cell>
          <table:table-cell table:style-name="ce7" office:value-type="string" calcext:value-type="string">
            <text:p>0,38962486</text:p>
          </table:table-cell>
          <table:table-cell table:style-name="ce7" office:value-type="string" calcext:value-type="string">
            <text:p>0,37787143</text:p>
          </table:table-cell>
          <table:table-cell table:style-name="ce7" office:value-type="string" calcext:value-type="string">
            <text:p>0,67747628</text:p>
          </table:table-cell>
          <table:table-cell table:number-columns-repeated="989"/>
        </table:table-row>
        <table:table-row table:style-name="ro3">
          <table:table-cell table:style-name="ce4" table:formula="of:=122981708/10000000" office:value-type="float" office:value="12.2981708" calcext:value-type="float">
            <text:p>12.2981708</text:p>
          </table:table-cell>
          <table:table-cell table:style-name="ce4" table:formula="of:=4229478918/100000000" office:value-type="float" office:value="42.29478918" calcext:value-type="float">
            <text:p>42.29478918</text:p>
          </table:table-cell>
          <table:table-cell table:formula="of:=23529614271/100000000" office:value-type="float" office:value="235.29614271" calcext:value-type="float">
            <text:p>235.29614271</text:p>
          </table:table-cell>
          <table:table-cell table:formula="of:=62839190619/100000000" office:value-type="float" office:value="628.39190619" calcext:value-type="float">
            <text:p>628.39190619</text:p>
          </table:table-cell>
          <table:table-cell table:formula="of:=67359505321/100000000" office:value-type="float" office:value="673.59505321" calcext:value-type="float">
            <text:p>673.59505321</text:p>
          </table:table-cell>
          <table:table-cell table:formula="of:=405855482/100000000" office:value-type="float" office:value="4.05855482" calcext:value-type="float">
            <text:p>4.05855482</text:p>
          </table:table-cell>
          <table:table-cell table:formula="of:=10764409886/100000000" office:value-type="float" office:value="107.64409886" calcext:value-type="float">
            <text:p>107.64409886</text:p>
          </table:table-cell>
          <table:table-cell table:formula="of:=79128077053/100000000" office:value-type="float" office:value="791.28077053" calcext:value-type="float">
            <text:p>791.28077053</text:p>
          </table:table-cell>
          <table:table-cell table:formula="of:=200339540529/100000000" office:value-type="float" office:value="2003.39540529" calcext:value-type="float">
            <text:p>2003.39540529</text:p>
          </table:table-cell>
          <table:table-cell table:formula="of:=249334528371/100000000" office:value-type="float" office:value="2493.34528371" calcext:value-type="float">
            <text:p>2493.34528371</text:p>
          </table:table-cell>
          <table:table-cell table:style-name="ce7" office:value-type="string" calcext:value-type="string">
            <text:p>1,179796</text:p>
          </table:table-cell>
          <table:table-cell table:style-name="ce7" office:value-type="string" calcext:value-type="string">
            <text:p>24,64895411</text:p>
          </table:table-cell>
          <table:table-cell table:style-name="ce7" office:value-type="string" calcext:value-type="string">
            <text:p>280,5812864</text:p>
          </table:table-cell>
          <table:table-cell table:style-name="ce7" office:value-type="string" calcext:value-type="string">
            <text:p>606,5558823</text:p>
          </table:table-cell>
          <table:table-cell table:style-name="ce7" office:value-type="string" calcext:value-type="string">
            <text:p>846,1898496</text:p>
          </table:table-cell>
          <table:table-cell table:style-name="ce7" office:value-type="string" calcext:value-type="string">
            <text:p>0,03004732</text:p>
          </table:table-cell>
          <table:table-cell table:style-name="ce7" office:value-type="string" calcext:value-type="string">
            <text:p>0,26477169</text:p>
          </table:table-cell>
          <table:table-cell table:style-name="ce7" office:value-type="string" calcext:value-type="string">
            <text:p>0,52188834</text:p>
          </table:table-cell>
          <table:table-cell table:style-name="ce7" office:value-type="string" calcext:value-type="string">
            <text:p>1,06601278</text:p>
          </table:table-cell>
          <table:table-cell table:style-name="ce7" office:value-type="string" calcext:value-type="string">
            <text:p>1,75071972</text:p>
          </table:table-cell>
          <table:table-cell table:style-name="ce7" office:value-type="string" calcext:value-type="string">
            <text:p>0,02921436</text:p>
          </table:table-cell>
          <table:table-cell table:style-name="ce7" office:value-type="string" calcext:value-type="string">
            <text:p>0,28511106</text:p>
          </table:table-cell>
          <table:table-cell table:style-name="ce7" office:value-type="string" calcext:value-type="string">
            <text:p>0,2696924</text:p>
          </table:table-cell>
          <table:table-cell table:style-name="ce7" office:value-type="string" calcext:value-type="string">
            <text:p>0,46735262</text:p>
          </table:table-cell>
          <table:table-cell table:style-name="ce7" office:value-type="string" calcext:value-type="string">
            <text:p>0,77198629</text:p>
          </table:table-cell>
          <table:table-cell table:style-name="ce7" office:value-type="string" calcext:value-type="string">
            <text:p>0,02647287</text:p>
          </table:table-cell>
          <table:table-cell table:style-name="ce7" office:value-type="string" calcext:value-type="string">
            <text:p>0,05914199</text:p>
          </table:table-cell>
          <table:table-cell table:style-name="ce7" office:value-type="string" calcext:value-type="string">
            <text:p>0,08369633</text:p>
          </table:table-cell>
          <table:table-cell table:style-name="ce7" office:value-type="string" calcext:value-type="string">
            <text:p>0,13047344</text:p>
          </table:table-cell>
          <table:table-cell table:style-name="ce7" office:value-type="string" calcext:value-type="string">
            <text:p>0,07404984</text:p>
          </table:table-cell>
          <table:table-cell table:style-name="ce7" office:value-type="string" calcext:value-type="string">
            <text:p>0,08877542</text:p>
          </table:table-cell>
          <table:table-cell table:style-name="ce7" office:value-type="string" calcext:value-type="string">
            <text:p>0,1224521</text:p>
          </table:table-cell>
          <table:table-cell table:style-name="ce7" office:value-type="string" calcext:value-type="string">
            <text:p>0,26825552</text:p>
          </table:table-cell>
          <table:table-cell table:style-name="ce7" office:value-type="string" calcext:value-type="string">
            <text:p>0,44802429</text:p>
          </table:table-cell>
          <table:table-cell table:style-name="ce7" office:value-type="string" calcext:value-type="string">
            <text:p>0,38472973</text:p>
          </table:table-cell>
          <table:table-cell table:number-columns-repeated="989"/>
        </table:table-row>
        <table:table-row table:style-name="ro3">
          <table:table-cell table:style-name="ce4" table:formula="of:=101936088/10000000" office:value-type="float" office:value="10.1936088" calcext:value-type="float">
            <text:p>10.1936088</text:p>
          </table:table-cell>
          <table:table-cell table:style-name="ce4" table:formula="of:=4052997836/100000000" office:value-type="float" office:value="40.52997836" calcext:value-type="float">
            <text:p>40.52997836</text:p>
          </table:table-cell>
          <table:table-cell table:formula="of:=30142277985/100000000" office:value-type="float" office:value="301.42277985" calcext:value-type="float">
            <text:p>301.42277985</text:p>
          </table:table-cell>
          <table:table-cell table:formula="of:=79705845928/100000000" office:value-type="float" office:value="797.05845928" calcext:value-type="float">
            <text:p>797.05845928</text:p>
          </table:table-cell>
          <table:table-cell table:formula="of:=128920838621/100000000" office:value-type="float" office:value="1289.20838621" calcext:value-type="float">
            <text:p>1289.20838621</text:p>
          </table:table-cell>
          <table:table-cell table:formula="of:=415902233/100000000" office:value-type="float" office:value="4.15902233" calcext:value-type="float">
            <text:p>4.15902233</text:p>
          </table:table-cell>
          <table:table-cell table:formula="of:=11029791398/100000000" office:value-type="float" office:value="110.29791398" calcext:value-type="float">
            <text:p>110.29791398</text:p>
          </table:table-cell>
          <table:table-cell table:formula="of:=91046384855/100000000" office:value-type="float" office:value="910.46384855" calcext:value-type="float">
            <text:p>910.46384855</text:p>
          </table:table-cell>
          <table:table-cell table:formula="of:=263899808991/100000000" office:value-type="float" office:value="2638.99808991" calcext:value-type="float">
            <text:p>2638.99808991</text:p>
          </table:table-cell>
          <table:table-cell table:formula="of:=442453827886/100000000" office:value-type="float" office:value="4424.53827886" calcext:value-type="float">
            <text:p>4424.53827886</text:p>
          </table:table-cell>
          <table:table-cell table:style-name="ce7" office:value-type="string" calcext:value-type="string">
            <text:p>1,18163713</text:p>
          </table:table-cell>
          <table:table-cell table:style-name="ce7" office:value-type="string" calcext:value-type="string">
            <text:p>21,30877973</text:p>
          </table:table-cell>
          <table:table-cell table:style-name="ce7" office:value-type="string" calcext:value-type="string">
            <text:p>361,5952134</text:p>
          </table:table-cell>
          <table:table-cell table:style-name="ce7" office:value-type="string" calcext:value-type="string">
            <text:p>903,8628584</text:p>
          </table:table-cell>
          <table:table-cell table:style-name="ce7" office:value-type="string" calcext:value-type="string">
            <text:p>1872,549336</text:p>
          </table:table-cell>
          <table:table-cell table:style-name="ce7" office:value-type="string" calcext:value-type="string">
            <text:p>0,02332579</text:p>
          </table:table-cell>
          <table:table-cell table:style-name="ce7" office:value-type="string" calcext:value-type="string">
            <text:p>0,23061796</text:p>
          </table:table-cell>
          <table:table-cell table:style-name="ce7" office:value-type="string" calcext:value-type="string">
            <text:p>0,75696642</text:p>
          </table:table-cell>
          <table:table-cell table:style-name="ce7" office:value-type="string" calcext:value-type="string">
            <text:p>1,34770886</text:p>
          </table:table-cell>
          <table:table-cell table:style-name="ce7" office:value-type="string" calcext:value-type="string">
            <text:p>1,75323997</text:p>
          </table:table-cell>
          <table:table-cell table:style-name="ce7" office:value-type="string" calcext:value-type="string">
            <text:p>0,02138975</text:p>
          </table:table-cell>
          <table:table-cell table:style-name="ce7" office:value-type="string" calcext:value-type="string">
            <text:p>0,16837418</text:p>
          </table:table-cell>
          <table:table-cell table:style-name="ce7" office:value-type="string" calcext:value-type="string">
            <text:p>0,41487721</text:p>
          </table:table-cell>
          <table:table-cell table:style-name="ce7" office:value-type="string" calcext:value-type="string">
            <text:p>0,65490668</text:p>
          </table:table-cell>
          <table:table-cell table:style-name="ce7" office:value-type="string" calcext:value-type="string">
            <text:p>0,85568708</text:p>
          </table:table-cell>
          <table:table-cell table:style-name="ce7" office:value-type="string" calcext:value-type="string">
            <text:p>0,0128627</text:p>
          </table:table-cell>
          <table:table-cell table:style-name="ce7" office:value-type="string" calcext:value-type="string">
            <text:p>0,04090813</text:p>
          </table:table-cell>
          <table:table-cell table:style-name="ce7" office:value-type="string" calcext:value-type="string">
            <text:p>0,04790947</text:p>
          </table:table-cell>
          <table:table-cell table:style-name="ce7" office:value-type="string" calcext:value-type="string">
            <text:p>0,10542209</text:p>
          </table:table-cell>
          <table:table-cell table:style-name="ce7" office:value-type="string" calcext:value-type="string">
            <text:p>0,09300232</text:p>
          </table:table-cell>
          <table:table-cell table:style-name="ce7" office:value-type="string" calcext:value-type="string">
            <text:p>0,01337575</text:p>
          </table:table-cell>
          <table:table-cell table:style-name="ce7" office:value-type="string" calcext:value-type="string">
            <text:p>0,10652235</text:p>
          </table:table-cell>
          <table:table-cell table:style-name="ce7" office:value-type="string" calcext:value-type="string">
            <text:p>0,28131189</text:p>
          </table:table-cell>
          <table:table-cell table:style-name="ce7" office:value-type="string" calcext:value-type="string">
            <text:p>0,47163824</text:p>
          </table:table-cell>
          <table:table-cell table:style-name="ce7" office:value-type="string" calcext:value-type="string">
            <text:p>0,54765981</text:p>
          </table:table-cell>
          <table:table-cell table:number-columns-repeated="989"/>
        </table:table-row>
        <table:table-row table:style-name="ro3">
          <table:table-cell table:style-name="ce4" table:formula="of:=103574570/10000000" office:value-type="float" office:value="10.357457" calcext:value-type="float">
            <text:p>10.357457</text:p>
          </table:table-cell>
          <table:table-cell table:style-name="ce4" table:formula="of:=3705769467/100000000" office:value-type="float" office:value="37.05769467" calcext:value-type="float">
            <text:p>37.05769467</text:p>
          </table:table-cell>
          <table:table-cell table:formula="of:=20891225399/100000000" office:value-type="float" office:value="208.91225399" calcext:value-type="float">
            <text:p>208.91225399</text:p>
          </table:table-cell>
          <table:table-cell table:formula="of:=66753456795/100000000" office:value-type="float" office:value="667.53456795" calcext:value-type="float">
            <text:p>667.53456795</text:p>
          </table:table-cell>
          <table:table-cell table:formula="of:=165861906944/100000000" office:value-type="float" office:value="1658.61906944" calcext:value-type="float">
            <text:p>1658.61906944</text:p>
          </table:table-cell>
          <table:table-cell table:formula="of:=399545954/100000000" office:value-type="float" office:value="3.99545954" calcext:value-type="float">
            <text:p>3.99545954</text:p>
          </table:table-cell>
          <table:table-cell table:formula="of:=9714424880/100000000" office:value-type="float" office:value="97.1442488" calcext:value-type="float">
            <text:p>97.1442488</text:p>
          </table:table-cell>
          <table:table-cell table:formula="of:=76981054688/100000000" office:value-type="float" office:value="769.81054688" calcext:value-type="float">
            <text:p>769.81054688</text:p>
          </table:table-cell>
          <table:table-cell table:formula="of:=198390297173/100000000" office:value-type="float" office:value="1983.90297173" calcext:value-type="float">
            <text:p>1983.90297173</text:p>
          </table:table-cell>
          <table:table-cell table:formula="of:=472378340729/100000000" office:value-type="float" office:value="4723.78340729" calcext:value-type="float">
            <text:p>4723.78340729</text:p>
          </table:table-cell>
          <table:table-cell table:style-name="ce7" office:value-type="string" calcext:value-type="string">
            <text:p>1,15327196</text:p>
          </table:table-cell>
          <table:table-cell table:style-name="ce7" office:value-type="string" calcext:value-type="string">
            <text:p>21,02295247</text:p>
          </table:table-cell>
          <table:table-cell table:style-name="ce7" office:value-type="string" calcext:value-type="string">
            <text:p>275,4531305</text:p>
          </table:table-cell>
          <table:table-cell table:style-name="ce7" office:value-type="string" calcext:value-type="string">
            <text:p>641,5342643</text:p>
          </table:table-cell>
          <table:table-cell table:style-name="ce7" office:value-type="string" calcext:value-type="string">
            <text:p>1643,364574</text:p>
          </table:table-cell>
          <table:table-cell table:style-name="ce7" office:value-type="string" calcext:value-type="string">
            <text:p>0,02393562</text:p>
          </table:table-cell>
          <table:table-cell table:style-name="ce7" office:value-type="string" calcext:value-type="string">
            <text:p>0,19254725</text:p>
          </table:table-cell>
          <table:table-cell table:style-name="ce7" office:value-type="string" calcext:value-type="string">
            <text:p>0,77897013</text:p>
          </table:table-cell>
          <table:table-cell table:style-name="ce7" office:value-type="string" calcext:value-type="string">
            <text:p>1,14431736</text:p>
          </table:table-cell>
          <table:table-cell table:style-name="ce7" office:value-type="string" calcext:value-type="string">
            <text:p>1,78879994</text:p>
          </table:table-cell>
          <table:table-cell table:style-name="ce7" office:value-type="string" calcext:value-type="string">
            <text:p>0,02451749</text:p>
          </table:table-cell>
          <table:table-cell table:style-name="ce7" office:value-type="string" calcext:value-type="string">
            <text:p>0,26419662</text:p>
          </table:table-cell>
          <table:table-cell table:style-name="ce7" office:value-type="string" calcext:value-type="string">
            <text:p>0,63545485</text:p>
          </table:table-cell>
          <table:table-cell table:style-name="ce7" office:value-type="string" calcext:value-type="string">
            <text:p>0,67675317</text:p>
          </table:table-cell>
          <table:table-cell table:style-name="ce7" office:value-type="string" calcext:value-type="string">
            <text:p>0,95485825</text:p>
          </table:table-cell>
          <table:table-cell table:style-name="ce7" office:value-type="string" calcext:value-type="string">
            <text:p>0,01236068</text:p>
          </table:table-cell>
          <table:table-cell table:style-name="ce7" office:value-type="string" calcext:value-type="string">
            <text:p>0,0653613</text:p>
          </table:table-cell>
          <table:table-cell table:style-name="ce7" office:value-type="string" calcext:value-type="string">
            <text:p>0,03849603</text:p>
          </table:table-cell>
          <table:table-cell table:style-name="ce7" office:value-type="string" calcext:value-type="string">
            <text:p>0,06297727</text:p>
          </table:table-cell>
          <table:table-cell table:style-name="ce7" office:value-type="string" calcext:value-type="string">
            <text:p>0,09483086</text:p>
          </table:table-cell>
          <table:table-cell table:style-name="ce7" office:value-type="string" calcext:value-type="string">
            <text:p>0,0154837</text:p>
          </table:table-cell>
          <table:table-cell table:style-name="ce7" office:value-type="string" calcext:value-type="string">
            <text:p>0,0915695</text:p>
          </table:table-cell>
          <table:table-cell table:style-name="ce7" office:value-type="string" calcext:value-type="string">
            <text:p>0,2000787</text:p>
          </table:table-cell>
          <table:table-cell table:style-name="ce7" office:value-type="string" calcext:value-type="string">
            <text:p>0,4115728</text:p>
          </table:table-cell>
          <table:table-cell table:style-name="ce7" office:value-type="string" calcext:value-type="string">
            <text:p>0,62413369</text:p>
          </table:table-cell>
          <table:table-cell table:number-columns-repeated="989"/>
        </table:table-row>
        <table:table-row table:style-name="ro3">
          <table:table-cell table:style-name="ce4" table:formula="of:=100835789/10000000" office:value-type="float" office:value="10.0835789" calcext:value-type="float">
            <text:p>10.0835789</text:p>
          </table:table-cell>
          <table:table-cell table:style-name="ce4" table:formula="of:=3721257196/100000000" office:value-type="float" office:value="37.21257196" calcext:value-type="float">
            <text:p>37.21257196</text:p>
          </table:table-cell>
          <table:table-cell table:formula="of:=28325723698/100000000" office:value-type="float" office:value="283.25723698" calcext:value-type="float">
            <text:p>283.25723698</text:p>
          </table:table-cell>
          <table:table-cell table:formula="of:=80414614918/100000000" office:value-type="float" office:value="804.14614918" calcext:value-type="float">
            <text:p>804.14614918</text:p>
          </table:table-cell>
          <table:table-cell table:formula="of:=70318662132/100000000" office:value-type="float" office:value="703.18662132" calcext:value-type="float">
            <text:p>703.18662132</text:p>
          </table:table-cell>
          <table:table-cell table:formula="of:=396074768/100000000" office:value-type="float" office:value="3.96074768" calcext:value-type="float">
            <text:p>3.96074768</text:p>
          </table:table-cell>
          <table:table-cell table:formula="of:=9684504685/100000000" office:value-type="float" office:value="96.84504685" calcext:value-type="float">
            <text:p>96.84504685</text:p>
          </table:table-cell>
          <table:table-cell table:formula="of:=91453022535/100000000" office:value-type="float" office:value="914.53022535" calcext:value-type="float">
            <text:p>914.53022535</text:p>
          </table:table-cell>
          <table:table-cell table:formula="of:=264905215363/100000000" office:value-type="float" office:value="2649.05215363" calcext:value-type="float">
            <text:p>2649.05215363</text:p>
          </table:table-cell>
          <table:table-cell table:formula="of:=276151165314/100000000" office:value-type="float" office:value="2761.51165314" calcext:value-type="float">
            <text:p>2761.51165314</text:p>
          </table:table-cell>
          <table:table-cell table:style-name="ce7" office:value-type="string" calcext:value-type="string">
            <text:p>1,17523688</text:p>
          </table:table-cell>
          <table:table-cell table:style-name="ce7" office:value-type="string" calcext:value-type="string">
            <text:p>22,40779267</text:p>
          </table:table-cell>
          <table:table-cell table:style-name="ce7" office:value-type="string" calcext:value-type="string">
            <text:p>374,409862</text:p>
          </table:table-cell>
          <table:table-cell table:style-name="ce7" office:value-type="string" calcext:value-type="string">
            <text:p>968,9210498</text:p>
          </table:table-cell>
          <table:table-cell table:style-name="ce7" office:value-type="string" calcext:value-type="string">
            <text:p>903,0612983</text:p>
          </table:table-cell>
          <table:table-cell table:style-name="ce7" office:value-type="string" calcext:value-type="string">
            <text:p>0,02312834</text:p>
          </table:table-cell>
          <table:table-cell table:style-name="ce7" office:value-type="string" calcext:value-type="string">
            <text:p>0,17383934</text:p>
          </table:table-cell>
          <table:table-cell table:style-name="ce7" office:value-type="string" calcext:value-type="string">
            <text:p>0,73710596</text:p>
          </table:table-cell>
          <table:table-cell table:style-name="ce7" office:value-type="string" calcext:value-type="string">
            <text:p>1,3948472</text:p>
          </table:table-cell>
          <table:table-cell table:style-name="ce7" office:value-type="string" calcext:value-type="string">
            <text:p>1,80328706</text:p>
          </table:table-cell>
          <table:table-cell table:style-name="ce7" office:value-type="string" calcext:value-type="string">
            <text:p>0,05619627</text:p>
          </table:table-cell>
          <table:table-cell table:style-name="ce7" office:value-type="string" calcext:value-type="string">
            <text:p>0,13912725</text:p>
          </table:table-cell>
          <table:table-cell table:style-name="ce7" office:value-type="string" calcext:value-type="string">
            <text:p>0,37227431</text:p>
          </table:table-cell>
          <table:table-cell table:style-name="ce7" office:value-type="string" calcext:value-type="string">
            <text:p>0,66986669</text:p>
          </table:table-cell>
          <table:table-cell table:style-name="ce7" office:value-type="string" calcext:value-type="string">
            <text:p>0,76827777</text:p>
          </table:table-cell>
          <table:table-cell table:style-name="ce7" office:value-type="string" calcext:value-type="string">
            <text:p>0,01235346</text:p>
          </table:table-cell>
          <table:table-cell table:style-name="ce7" office:value-type="string" calcext:value-type="string">
            <text:p>0,05909386</text:p>
          </table:table-cell>
          <table:table-cell table:style-name="ce7" office:value-type="string" calcext:value-type="string">
            <text:p>0,04650436</text:p>
          </table:table-cell>
          <table:table-cell table:style-name="ce7" office:value-type="string" calcext:value-type="string">
            <text:p>0,07043201</text:p>
          </table:table-cell>
          <table:table-cell table:style-name="ce7" office:value-type="string" calcext:value-type="string">
            <text:p>0,06116845</text:p>
          </table:table-cell>
          <table:table-cell table:style-name="ce7" office:value-type="string" calcext:value-type="string">
            <text:p>0,01346018</text:p>
          </table:table-cell>
          <table:table-cell table:style-name="ce7" office:value-type="string" calcext:value-type="string">
            <text:p>0,08553098</text:p>
          </table:table-cell>
          <table:table-cell table:style-name="ce7" office:value-type="string" calcext:value-type="string">
            <text:p>0,28128537</text:p>
          </table:table-cell>
          <table:table-cell table:style-name="ce7" office:value-type="string" calcext:value-type="string">
            <text:p>0,42923333</text:p>
          </table:table-cell>
          <table:table-cell table:style-name="ce7" office:value-type="string" calcext:value-type="string">
            <text:p>0,36976078</text:p>
          </table:table-cell>
          <table:table-cell table:number-columns-repeated="989"/>
        </table:table-row>
        <table:table-row table:style-name="ro3">
          <table:table-cell table:style-name="ce4" table:formula="of:=101585248/10000000" office:value-type="float" office:value="10.1585248" calcext:value-type="float">
            <text:p>10.1585248</text:p>
          </table:table-cell>
          <table:table-cell table:style-name="ce4" table:formula="of:=3680699982/100000000" office:value-type="float" office:value="36.80699982" calcext:value-type="float">
            <text:p>36.80699982</text:p>
          </table:table-cell>
          <table:table-cell table:formula="of:=26334219675/100000000" office:value-type="float" office:value="263.34219675" calcext:value-type="float">
            <text:p>263.34219675</text:p>
          </table:table-cell>
          <table:table-cell table:formula="of:=48605732717/100000000" office:value-type="float" office:value="486.05732717" calcext:value-type="float">
            <text:p>486.05732717</text:p>
          </table:table-cell>
          <table:table-cell table:formula="of:=140797111147/100000000" office:value-type="float" office:value="1407.97111147" calcext:value-type="float">
            <text:p>1407.97111147</text:p>
          </table:table-cell>
          <table:table-cell table:formula="of:=398311742/100000000" office:value-type="float" office:value="3.98311742" calcext:value-type="float">
            <text:p>3.98311742</text:p>
          </table:table-cell>
          <table:table-cell table:formula="of:=9688917552/100000000" office:value-type="float" office:value="96.88917552" calcext:value-type="float">
            <text:p>96.88917552</text:p>
          </table:table-cell>
          <table:table-cell table:formula="of:=88354375481/100000000" office:value-type="float" office:value="883.54375481" calcext:value-type="float">
            <text:p>883.54375481</text:p>
          </table:table-cell>
          <table:table-cell table:formula="of:=179245315257/100000000" office:value-type="float" office:value="1792.45315257" calcext:value-type="float">
            <text:p>1792.45315257</text:p>
          </table:table-cell>
          <table:table-cell table:formula="of:=447157293038/100000000" office:value-type="float" office:value="4471.57293038" calcext:value-type="float">
            <text:p>4471.57293038</text:p>
          </table:table-cell>
          <table:table-cell table:style-name="ce7" office:value-type="string" calcext:value-type="string">
            <text:p>1,13883559</text:p>
          </table:table-cell>
          <table:table-cell table:style-name="ce7" office:value-type="string" calcext:value-type="string">
            <text:p>21,04792649</text:p>
          </table:table-cell>
          <table:table-cell table:style-name="ce7" office:value-type="string" calcext:value-type="string">
            <text:p>376,4298743</text:p>
          </table:table-cell>
          <table:table-cell table:style-name="ce7" office:value-type="string" calcext:value-type="string">
            <text:p>497,3487727</text:p>
          </table:table-cell>
          <table:table-cell table:style-name="ce7" office:value-type="string" calcext:value-type="string">
            <text:p>1678,238464</text:p>
          </table:table-cell>
          <table:table-cell table:style-name="ce7" office:value-type="string" calcext:value-type="string">
            <text:p>0,02322026</text:p>
          </table:table-cell>
          <table:table-cell table:style-name="ce7" office:value-type="string" calcext:value-type="string">
            <text:p>0,17387897</text:p>
          </table:table-cell>
          <table:table-cell table:style-name="ce7" office:value-type="string" calcext:value-type="string">
            <text:p>0,802754</text:p>
          </table:table-cell>
          <table:table-cell table:style-name="ce7" office:value-type="string" calcext:value-type="string">
            <text:p>0,76364761</text:p>
          </table:table-cell>
          <table:table-cell table:style-name="ce7" office:value-type="string" calcext:value-type="string">
            <text:p>1,77832862</text:p>
          </table:table-cell>
          <table:table-cell table:style-name="ce7" office:value-type="string" calcext:value-type="string">
            <text:p>0,03779951</text:p>
          </table:table-cell>
          <table:table-cell table:style-name="ce7" office:value-type="string" calcext:value-type="string">
            <text:p>0,33029168</text:p>
          </table:table-cell>
          <table:table-cell table:style-name="ce7" office:value-type="string" calcext:value-type="string">
            <text:p>0,36275376</text:p>
          </table:table-cell>
          <table:table-cell table:style-name="ce7" office:value-type="string" calcext:value-type="string">
            <text:p>0,6338955</text:p>
          </table:table-cell>
          <table:table-cell table:style-name="ce7" office:value-type="string" calcext:value-type="string">
            <text:p>0,71157132</text:p>
          </table:table-cell>
          <table:table-cell table:style-name="ce7" office:value-type="string" calcext:value-type="string">
            <text:p>0,01222464</text:p>
          </table:table-cell>
          <table:table-cell table:style-name="ce7" office:value-type="string" calcext:value-type="string">
            <text:p>0,01423439</text:p>
          </table:table-cell>
          <table:table-cell table:style-name="ce7" office:value-type="string" calcext:value-type="string">
            <text:p>0,04926983</text:p>
          </table:table-cell>
          <table:table-cell table:style-name="ce7" office:value-type="string" calcext:value-type="string">
            <text:p>0,05154259</text:p>
          </table:table-cell>
          <table:table-cell table:style-name="ce7" office:value-type="string" calcext:value-type="string">
            <text:p>0,08692798</text:p>
          </table:table-cell>
          <table:table-cell table:style-name="ce7" office:value-type="string" calcext:value-type="string">
            <text:p>0,01273698</text:p>
          </table:table-cell>
          <table:table-cell table:style-name="ce7" office:value-type="string" calcext:value-type="string">
            <text:p>0,08932189</text:p>
          </table:table-cell>
          <table:table-cell table:style-name="ce7" office:value-type="string" calcext:value-type="string">
            <text:p>0,27051908</text:p>
          </table:table-cell>
          <table:table-cell table:style-name="ce7" office:value-type="string" calcext:value-type="string">
            <text:p>0,31831248</text:p>
          </table:table-cell>
          <table:table-cell table:style-name="ce7" office:value-type="string" calcext:value-type="string">
            <text:p>0,57355074</text:p>
          </table:table-cell>
          <table:table-cell table:number-columns-repeated="989"/>
        </table:table-row>
        <table:table-row table:style-name="ro3">
          <table:table-cell table:style-name="ce4" table:formula="of:=102399978/10000000" office:value-type="float" office:value="10.2399978" calcext:value-type="float">
            <text:p>10.2399978</text:p>
          </table:table-cell>
          <table:table-cell table:style-name="ce4" table:formula="of:=3757685415/100000000" office:value-type="float" office:value="37.57685415" calcext:value-type="float">
            <text:p>37.57685415</text:p>
          </table:table-cell>
          <table:table-cell table:formula="of:=26705628742/100000000" office:value-type="float" office:value="267.05628742" calcext:value-type="float">
            <text:p>267.05628742</text:p>
          </table:table-cell>
          <table:table-cell table:formula="of:=82910829496/100000000" office:value-type="float" office:value="829.10829496" calcext:value-type="float">
            <text:p>829.10829496</text:p>
          </table:table-cell>
          <table:table-cell table:formula="of:=128179338185/100000000" office:value-type="float" office:value="1281.79338185" calcext:value-type="float">
            <text:p>1281.79338185</text:p>
          </table:table-cell>
          <table:table-cell table:formula="of:=442283850/100000000" office:value-type="float" office:value="4.4228385" calcext:value-type="float">
            <text:p>4.4228385</text:p>
          </table:table-cell>
          <table:table-cell table:formula="of:=9719322020/100000000" office:value-type="float" office:value="97.1932202" calcext:value-type="float">
            <text:p>97.1932202</text:p>
          </table:table-cell>
          <table:table-cell table:formula="of:=91031000113/100000000" office:value-type="float" office:value="910.31000113" calcext:value-type="float">
            <text:p>910.31000113</text:p>
          </table:table-cell>
          <table:table-cell table:formula="of:=264556285593/100000000" office:value-type="float" office:value="2645.56285593" calcext:value-type="float">
            <text:p>2645.56285593</text:p>
          </table:table-cell>
          <table:table-cell table:formula="of:=391964256240/100000000" office:value-type="float" office:value="3919.6425624" calcext:value-type="float">
            <text:p>3919.6425624</text:p>
          </table:table-cell>
          <table:table-cell table:style-name="ce7" office:value-type="string" calcext:value-type="string">
            <text:p>1,3921131</text:p>
          </table:table-cell>
          <table:table-cell table:style-name="ce7" office:value-type="string" calcext:value-type="string">
            <text:p>21,11511737</text:p>
          </table:table-cell>
          <table:table-cell table:style-name="ce7" office:value-type="string" calcext:value-type="string">
            <text:p>373,2238052</text:p>
          </table:table-cell>
          <table:table-cell table:style-name="ce7" office:value-type="string" calcext:value-type="string">
            <text:p>959,4014386</text:p>
          </table:table-cell>
          <table:table-cell table:style-name="ce7" office:value-type="string" calcext:value-type="string">
            <text:p>1381,112787</text:p>
          </table:table-cell>
          <table:table-cell table:style-name="ce7" office:value-type="string" calcext:value-type="string">
            <text:p>0,02345681</text:p>
          </table:table-cell>
          <table:table-cell table:style-name="ce7" office:value-type="string" calcext:value-type="string">
            <text:p>0,17138074</text:p>
          </table:table-cell>
          <table:table-cell table:style-name="ce7" office:value-type="string" calcext:value-type="string">
            <text:p>0,79189427</text:p>
          </table:table-cell>
          <table:table-cell table:style-name="ce7" office:value-type="string" calcext:value-type="string">
            <text:p>1,31847742</text:p>
          </table:table-cell>
          <table:table-cell table:style-name="ce7" office:value-type="string" calcext:value-type="string">
            <text:p>1,68222057</text:p>
          </table:table-cell>
          <table:table-cell table:style-name="ce7" office:value-type="string" calcext:value-type="string">
            <text:p>0,02308346</text:p>
          </table:table-cell>
          <table:table-cell table:style-name="ce7" office:value-type="string" calcext:value-type="string">
            <text:p>0,14140095</text:p>
          </table:table-cell>
          <table:table-cell table:style-name="ce7" office:value-type="string" calcext:value-type="string">
            <text:p>0,58346079</text:p>
          </table:table-cell>
          <table:table-cell table:style-name="ce7" office:value-type="string" calcext:value-type="string">
            <text:p>0,56615261</text:p>
          </table:table-cell>
          <table:table-cell table:style-name="ce7" office:value-type="string" calcext:value-type="string">
            <text:p>0,88446434</text:p>
          </table:table-cell>
          <table:table-cell table:style-name="ce7" office:value-type="string" calcext:value-type="string">
            <text:p>0,01000364</text:p>
          </table:table-cell>
          <table:table-cell table:style-name="ce7" office:value-type="string" calcext:value-type="string">
            <text:p>0,01414079</text:p>
          </table:table-cell>
          <table:table-cell table:style-name="ce7" office:value-type="string" calcext:value-type="string">
            <text:p>0,04743424</text:p>
          </table:table-cell>
          <table:table-cell table:style-name="ce7" office:value-type="string" calcext:value-type="string">
            <text:p>0,07583478</text:p>
          </table:table-cell>
          <table:table-cell table:style-name="ce7" office:value-type="string" calcext:value-type="string">
            <text:p>0,08016413</text:p>
          </table:table-cell>
          <table:table-cell table:style-name="ce7" office:value-type="string" calcext:value-type="string">
            <text:p>0,01522385</text:p>
          </table:table-cell>
          <table:table-cell table:style-name="ce7" office:value-type="string" calcext:value-type="string">
            <text:p>0,08766867</text:p>
          </table:table-cell>
          <table:table-cell table:style-name="ce7" office:value-type="string" calcext:value-type="string">
            <text:p>0,26630832</text:p>
          </table:table-cell>
          <table:table-cell table:style-name="ce7" office:value-type="string" calcext:value-type="string">
            <text:p>0,44789853</text:p>
          </table:table-cell>
          <table:table-cell table:style-name="ce7" office:value-type="string" calcext:value-type="string">
            <text:p>0,5370181</text:p>
          </table:table-cell>
          <table:table-cell table:number-columns-repeated="989"/>
        </table:table-row>
        <table:table-row table:style-name="ro3">
          <table:table-cell table:style-name="ce4" table:formula="of:=129426585/10000000" office:value-type="float" office:value="12.9426585" calcext:value-type="float">
            <text:p>12.9426585</text:p>
          </table:table-cell>
          <table:table-cell table:style-name="ce4" table:formula="of:=3751107310/100000000" office:value-type="float" office:value="37.5110731" calcext:value-type="float">
            <text:p>37.5110731</text:p>
          </table:table-cell>
          <table:table-cell table:formula="of:=27987341135/100000000" office:value-type="float" office:value="279.87341135" calcext:value-type="float">
            <text:p>279.87341135</text:p>
          </table:table-cell>
          <table:table-cell table:formula="of:=44334688225/100000000" office:value-type="float" office:value="443.34688225" calcext:value-type="float">
            <text:p>443.34688225</text:p>
          </table:table-cell>
          <table:table-cell table:formula="of:=76973849802/100000000" office:value-type="float" office:value="769.73849802" calcext:value-type="float">
            <text:p>769.73849802</text:p>
          </table:table-cell>
          <table:table-cell table:formula="of:=522761773/100000000" office:value-type="float" office:value="5.22761773" calcext:value-type="float">
            <text:p>5.22761773</text:p>
          </table:table-cell>
          <table:table-cell table:formula="of:=9696303092/100000000" office:value-type="float" office:value="96.96303092" calcext:value-type="float">
            <text:p>96.96303092</text:p>
          </table:table-cell>
          <table:table-cell table:formula="of:=90051321343/100000000" office:value-type="float" office:value="900.51321343" calcext:value-type="float">
            <text:p>900.51321343</text:p>
          </table:table-cell>
          <table:table-cell table:formula="of:=172899508869/100000000" office:value-type="float" office:value="1728.99508869" calcext:value-type="float">
            <text:p>1728.99508869</text:p>
          </table:table-cell>
          <table:table-cell table:formula="of:=347365159904/100000000" office:value-type="float" office:value="3473.65159904" calcext:value-type="float">
            <text:p>3473.65159904</text:p>
          </table:table-cell>
          <table:table-cell table:style-name="ce7" office:value-type="string" calcext:value-type="string">
            <text:p>1,51889764</text:p>
          </table:table-cell>
          <table:table-cell table:style-name="ce7" office:value-type="string" calcext:value-type="string">
            <text:p>21,13310909</text:p>
          </table:table-cell>
          <table:table-cell table:style-name="ce7" office:value-type="string" calcext:value-type="string">
            <text:p>391,8724416</text:p>
          </table:table-cell>
          <table:table-cell table:style-name="ce7" office:value-type="string" calcext:value-type="string">
            <text:p>486,0292947</text:p>
          </table:table-cell>
          <table:table-cell table:style-name="ce7" office:value-type="string" calcext:value-type="string">
            <text:p>1310,05273</text:p>
          </table:table-cell>
          <table:table-cell table:style-name="ce7" office:value-type="string" calcext:value-type="string">
            <text:p>0,027565</text:p>
          </table:table-cell>
          <table:table-cell table:style-name="ce7" office:value-type="string" calcext:value-type="string">
            <text:p>0,1739275</text:p>
          </table:table-cell>
          <table:table-cell table:style-name="ce7" office:value-type="string" calcext:value-type="string">
            <text:p>0,77572684</text:p>
          </table:table-cell>
          <table:table-cell table:style-name="ce7" office:value-type="string" calcext:value-type="string">
            <text:p>1,42049726</text:p>
          </table:table-cell>
          <table:table-cell table:style-name="ce7" office:value-type="string" calcext:value-type="string">
            <text:p>0,88702866</text:p>
          </table:table-cell>
          <table:table-cell table:style-name="ce7" office:value-type="string" calcext:value-type="string">
            <text:p>0,02780572</text:p>
          </table:table-cell>
          <table:table-cell table:style-name="ce7" office:value-type="string" calcext:value-type="string">
            <text:p>0,35369276</text:p>
          </table:table-cell>
          <table:table-cell table:style-name="ce7" office:value-type="string" calcext:value-type="string">
            <text:p>0,39315923</text:p>
          </table:table-cell>
          <table:table-cell table:style-name="ce7" office:value-type="string" calcext:value-type="string">
            <text:p>0,85060829</text:p>
          </table:table-cell>
          <table:table-cell table:style-name="ce7" office:value-type="string" calcext:value-type="string">
            <text:p>0,46570436</text:p>
          </table:table-cell>
          <table:table-cell table:style-name="ce7" office:value-type="string" calcext:value-type="string">
            <text:p>0,00560243</text:p>
          </table:table-cell>
          <table:table-cell table:style-name="ce7" office:value-type="string" calcext:value-type="string">
            <text:p>0,01439805</text:p>
          </table:table-cell>
          <table:table-cell table:style-name="ce7" office:value-type="string" calcext:value-type="string">
            <text:p>0,04389097</text:p>
          </table:table-cell>
          <table:table-cell table:style-name="ce7" office:value-type="string" calcext:value-type="string">
            <text:p>0,04961891</text:p>
          </table:table-cell>
          <table:table-cell table:style-name="ce7" office:value-type="string" calcext:value-type="string">
            <text:p>0,06247281</text:p>
          </table:table-cell>
          <table:table-cell table:style-name="ce7" office:value-type="string" calcext:value-type="string">
            <text:p>0,01606055</text:p>
          </table:table-cell>
          <table:table-cell table:style-name="ce7" office:value-type="string" calcext:value-type="string">
            <text:p>0,09067428</text:p>
          </table:table-cell>
          <table:table-cell table:style-name="ce7" office:value-type="string" calcext:value-type="string">
            <text:p>0,27820534</text:p>
          </table:table-cell>
          <table:table-cell table:style-name="ce7" office:value-type="string" calcext:value-type="string">
            <text:p>0,29286222</text:p>
          </table:table-cell>
          <table:table-cell table:style-name="ce7" office:value-type="string" calcext:value-type="string">
            <text:p>0,37696546</text:p>
          </table:table-cell>
          <table:table-cell table:number-columns-repeated="989"/>
        </table:table-row>
        <table:table-row table:style-name="ro3">
          <table:table-cell table:style-name="ce4" table:formula="of:=134139989/10000000" office:value-type="float" office:value="13.4139989" calcext:value-type="float">
            <text:p>13.4139989</text:p>
          </table:table-cell>
          <table:table-cell table:style-name="ce4" table:formula="of:=3787100761/100000000" office:value-type="float" office:value="37.87100761" calcext:value-type="float">
            <text:p>37.87100761</text:p>
          </table:table-cell>
          <table:table-cell table:formula="of:=27364314857/100000000" office:value-type="float" office:value="273.64314857" calcext:value-type="float">
            <text:p>273.64314857</text:p>
          </table:table-cell>
          <table:table-cell table:formula="of:=78371286748/100000000" office:value-type="float" office:value="783.71286748" calcext:value-type="float">
            <text:p>783.71286748</text:p>
          </table:table-cell>
          <table:table-cell table:formula="of:=184476620451/100000000" office:value-type="float" office:value="1844.76620451" calcext:value-type="float">
            <text:p>1844.76620451</text:p>
          </table:table-cell>
          <table:table-cell table:formula="of:=532828296/100000000" office:value-type="float" office:value="5.32828296" calcext:value-type="float">
            <text:p>5.32828296</text:p>
          </table:table-cell>
          <table:table-cell table:formula="of:=9996788948/100000000" office:value-type="float" office:value="99.96788948" calcext:value-type="float">
            <text:p>99.96788948</text:p>
          </table:table-cell>
          <table:table-cell table:formula="of:=91136169421/100000000" office:value-type="float" office:value="911.36169421" calcext:value-type="float">
            <text:p>911.36169421</text:p>
          </table:table-cell>
          <table:table-cell table:formula="of:=262095015997/100000000" office:value-type="float" office:value="2620.95015997" calcext:value-type="float">
            <text:p>2620.95015997</text:p>
          </table:table-cell>
          <table:table-cell table:formula="of:=542033054992/100000000" office:value-type="float" office:value="5420.33054992" calcext:value-type="float">
            <text:p>5420.33054992</text:p>
          </table:table-cell>
          <table:table-cell table:style-name="ce7" office:value-type="string" calcext:value-type="string">
            <text:p>1,50754671</text:p>
          </table:table-cell>
          <table:table-cell table:style-name="ce7" office:value-type="string" calcext:value-type="string">
            <text:p>21,14523488</text:p>
          </table:table-cell>
          <table:table-cell table:style-name="ce7" office:value-type="string" calcext:value-type="string">
            <text:p>411,3340651</text:p>
          </table:table-cell>
          <table:table-cell table:style-name="ce7" office:value-type="string" calcext:value-type="string">
            <text:p>923,3805886</text:p>
          </table:table-cell>
          <table:table-cell table:style-name="ce7" office:value-type="string" calcext:value-type="string">
            <text:p>2038,033826</text:p>
          </table:table-cell>
          <table:table-cell table:style-name="ce7" office:value-type="string" calcext:value-type="string">
            <text:p>0,02965588</text:p>
          </table:table-cell>
          <table:table-cell table:style-name="ce7" office:value-type="string" calcext:value-type="string">
            <text:p>0,17286479</text:p>
          </table:table-cell>
          <table:table-cell table:style-name="ce7" office:value-type="string" calcext:value-type="string">
            <text:p>0,77168238</text:p>
          </table:table-cell>
          <table:table-cell table:style-name="ce7" office:value-type="string" calcext:value-type="string">
            <text:p>1,33006315</text:p>
          </table:table-cell>
          <table:table-cell table:style-name="ce7" office:value-type="string" calcext:value-type="string">
            <text:p>1,95331903</text:p>
          </table:table-cell>
          <table:table-cell table:style-name="ce7" office:value-type="string" calcext:value-type="string">
            <text:p>0,02985088</text:p>
          </table:table-cell>
          <table:table-cell table:style-name="ce7" office:value-type="string" calcext:value-type="string">
            <text:p>0,14099433</text:p>
          </table:table-cell>
          <table:table-cell table:style-name="ce7" office:value-type="string" calcext:value-type="string">
            <text:p>0,3468856</text:p>
          </table:table-cell>
          <table:table-cell table:style-name="ce7" office:value-type="string" calcext:value-type="string">
            <text:p>0,55810851</text:p>
          </table:table-cell>
          <table:table-cell table:style-name="ce7" office:value-type="string" calcext:value-type="string">
            <text:p>0,81716604</text:p>
          </table:table-cell>
          <table:table-cell table:style-name="ce7" office:value-type="string" calcext:value-type="string">
            <text:p>0,00597481</text:p>
          </table:table-cell>
          <table:table-cell table:style-name="ce7" office:value-type="string" calcext:value-type="string">
            <text:p>0,01423135</text:p>
          </table:table-cell>
          <table:table-cell table:style-name="ce7" office:value-type="string" calcext:value-type="string">
            <text:p>0,04524375</text:p>
          </table:table-cell>
          <table:table-cell table:style-name="ce7" office:value-type="string" calcext:value-type="string">
            <text:p>0,07098336</text:p>
          </table:table-cell>
          <table:table-cell table:style-name="ce7" office:value-type="string" calcext:value-type="string">
            <text:p>0,09806226</text:p>
          </table:table-cell>
          <table:table-cell table:style-name="ce7" office:value-type="string" calcext:value-type="string">
            <text:p>0,01682426</text:p>
          </table:table-cell>
          <table:table-cell table:style-name="ce7" office:value-type="string" calcext:value-type="string">
            <text:p>0,08659422</text:p>
          </table:table-cell>
          <table:table-cell table:style-name="ce7" office:value-type="string" calcext:value-type="string">
            <text:p>0,26864462</text:p>
          </table:table-cell>
          <table:table-cell table:style-name="ce7" office:value-type="string" calcext:value-type="string">
            <text:p>0,44822441</text:p>
          </table:table-cell>
          <table:table-cell table:style-name="ce7" office:value-type="string" calcext:value-type="string">
            <text:p>0,75077478</text:p>
          </table:table-cell>
          <table:table-cell table:number-columns-repeated="989"/>
        </table:table-row>
        <table:table-row table:style-name="ro3">
          <table:table-cell table:style-name="ce4" table:formula="of:=142749643/10000000" office:value-type="float" office:value="14.2749643" calcext:value-type="float">
            <text:p>14.2749643</text:p>
          </table:table-cell>
          <table:table-cell table:style-name="ce4" table:formula="of:=3769036732/100000000" office:value-type="float" office:value="37.69036732" calcext:value-type="float">
            <text:p>37.69036732</text:p>
          </table:table-cell>
          <table:table-cell table:formula="of:=30552449501/100000000" office:value-type="float" office:value="305.52449501" calcext:value-type="float">
            <text:p>305.52449501</text:p>
          </table:table-cell>
          <table:table-cell table:formula="of:=82031428907/100000000" office:value-type="float" office:value="820.31428907" calcext:value-type="float">
            <text:p>820.31428907</text:p>
          </table:table-cell>
          <table:table-cell table:formula="of:=121187329693/100000000" office:value-type="float" office:value="1211.87329693" calcext:value-type="float">
            <text:p>1211.87329693</text:p>
          </table:table-cell>
          <table:table-cell table:formula="of:=545143963/100000000" office:value-type="float" office:value="5.45143963" calcext:value-type="float">
            <text:p>5.45143963</text:p>
          </table:table-cell>
          <table:table-cell table:formula="of:=9729872405/100000000" office:value-type="float" office:value="97.29872405" calcext:value-type="float">
            <text:p>97.29872405</text:p>
          </table:table-cell>
          <table:table-cell table:formula="of:=105730919937/100000000" office:value-type="float" office:value="1057.30919937" calcext:value-type="float">
            <text:p>1057.30919937</text:p>
          </table:table-cell>
          <table:table-cell table:formula="of:=264769859412/100000000" office:value-type="float" office:value="2647.69859412" calcext:value-type="float">
            <text:p>2647.69859412</text:p>
          </table:table-cell>
          <table:table-cell table:formula="of:=419359693773/100000000" office:value-type="float" office:value="4193.59693773" calcext:value-type="float">
            <text:p>4193.59693773</text:p>
          </table:table-cell>
          <table:table-cell table:style-name="ce7" office:value-type="string" calcext:value-type="string">
            <text:p>1,56759044</text:p>
          </table:table-cell>
          <table:table-cell table:style-name="ce7" office:value-type="string" calcext:value-type="string">
            <text:p>21,07050515</text:p>
          </table:table-cell>
          <table:table-cell table:style-name="ce7" office:value-type="string" calcext:value-type="string">
            <text:p>439,6394971</text:p>
          </table:table-cell>
          <table:table-cell table:style-name="ce7" office:value-type="string" calcext:value-type="string">
            <text:p>938,9188486</text:p>
          </table:table-cell>
          <table:table-cell table:style-name="ce7" office:value-type="string" calcext:value-type="string">
            <text:p>1633,248549</text:p>
          </table:table-cell>
          <table:table-cell table:style-name="ce7" office:value-type="string" calcext:value-type="string">
            <text:p>0,02984744</text:p>
          </table:table-cell>
          <table:table-cell table:style-name="ce7" office:value-type="string" calcext:value-type="string">
            <text:p>0,17542118</text:p>
          </table:table-cell>
          <table:table-cell table:style-name="ce7" office:value-type="string" calcext:value-type="string">
            <text:p>0,8063244</text:p>
          </table:table-cell>
          <table:table-cell table:style-name="ce7" office:value-type="string" calcext:value-type="string">
            <text:p>1,39124362</text:p>
          </table:table-cell>
          <table:table-cell table:style-name="ce7" office:value-type="string" calcext:value-type="string">
            <text:p>1,62420494</text:p>
          </table:table-cell>
          <table:table-cell table:style-name="ce7" office:value-type="string" calcext:value-type="string">
            <text:p>0,03005603</text:p>
          </table:table-cell>
          <table:table-cell table:style-name="ce7" office:value-type="string" calcext:value-type="string">
            <text:p>0,36556215</text:p>
          </table:table-cell>
          <table:table-cell table:style-name="ce7" office:value-type="string" calcext:value-type="string">
            <text:p>0,37402857</text:p>
          </table:table-cell>
          <table:table-cell table:style-name="ce7" office:value-type="string" calcext:value-type="string">
            <text:p>0,77797964</text:p>
          </table:table-cell>
          <table:table-cell table:style-name="ce7" office:value-type="string" calcext:value-type="string">
            <text:p>0,72841979</text:p>
          </table:table-cell>
          <table:table-cell table:style-name="ce7" office:value-type="string" calcext:value-type="string">
            <text:p>0,00575474</text:p>
          </table:table-cell>
          <table:table-cell table:style-name="ce7" office:value-type="string" calcext:value-type="string">
            <text:p>0,01500796</text:p>
          </table:table-cell>
          <table:table-cell table:style-name="ce7" office:value-type="string" calcext:value-type="string">
            <text:p>0,05024321</text:p>
          </table:table-cell>
          <table:table-cell table:style-name="ce7" office:value-type="string" calcext:value-type="string">
            <text:p>0,06704785</text:p>
          </table:table-cell>
          <table:table-cell table:style-name="ce7" office:value-type="string" calcext:value-type="string">
            <text:p>0,09295671</text:p>
          </table:table-cell>
          <table:table-cell table:style-name="ce7" office:value-type="string" calcext:value-type="string">
            <text:p>0,01737195</text:p>
          </table:table-cell>
          <table:table-cell table:style-name="ce7" office:value-type="string" calcext:value-type="string">
            <text:p>0,0924833</text:p>
          </table:table-cell>
          <table:table-cell table:style-name="ce7" office:value-type="string" calcext:value-type="string">
            <text:p>0,28416123</text:p>
          </table:table-cell>
          <table:table-cell table:style-name="ce7" office:value-type="string" calcext:value-type="string">
            <text:p>0,44918057</text:p>
          </table:table-cell>
          <table:table-cell table:style-name="ce7" office:value-type="string" calcext:value-type="string">
            <text:p>0,63036243</text:p>
          </table:table-cell>
          <table:table-cell table:number-columns-repeated="989"/>
        </table:table-row>
        <table:table-row table:style-name="ro3">
          <table:table-cell table:style-name="ce4" table:formula="of:=116220608/10000000" office:value-type="float" office:value="11.6220608" calcext:value-type="float">
            <text:p>11.6220608</text:p>
          </table:table-cell>
          <table:table-cell table:style-name="ce4" table:formula="of:=3758889323/100000000" office:value-type="float" office:value="37.58889323" calcext:value-type="float">
            <text:p>37.58889323</text:p>
          </table:table-cell>
          <table:table-cell table:formula="of:=26615252620/100000000" office:value-type="float" office:value="266.1525262" calcext:value-type="float">
            <text:p>266.1525262</text:p>
          </table:table-cell>
          <table:table-cell table:formula="of:=73751211792/100000000" office:value-type="float" office:value="737.51211792" calcext:value-type="float">
            <text:p>737.51211792</text:p>
          </table:table-cell>
          <table:table-cell table:formula="of:=167678567825/100000000" office:value-type="float" office:value="1676.78567825" calcext:value-type="float">
            <text:p>1676.78567825</text:p>
          </table:table-cell>
          <table:table-cell table:formula="of:=536587624/100000000" office:value-type="float" office:value="5.36587624" calcext:value-type="float">
            <text:p>5.36587624</text:p>
          </table:table-cell>
          <table:table-cell table:formula="of:=9707280817/100000000" office:value-type="float" office:value="97.07280817" calcext:value-type="float">
            <text:p>97.07280817</text:p>
          </table:table-cell>
          <table:table-cell table:formula="of:=93897206034/100000000" office:value-type="float" office:value="938.97206034" calcext:value-type="float">
            <text:p>938.97206034</text:p>
          </table:table-cell>
          <table:table-cell table:formula="of:=225213462359/100000000" office:value-type="float" office:value="2252.13462359" calcext:value-type="float">
            <text:p>2252.13462359</text:p>
          </table:table-cell>
          <table:table-cell table:formula="of:=500895760350/100000000" office:value-type="float" office:value="5008.9576035" calcext:value-type="float">
            <text:p>5008.9576035</text:p>
          </table:table-cell>
          <table:table-cell table:style-name="ce7" office:value-type="string" calcext:value-type="string">
            <text:p>1,52528486</text:p>
          </table:table-cell>
          <table:table-cell table:style-name="ce7" office:value-type="string" calcext:value-type="string">
            <text:p>21,13086896</text:p>
          </table:table-cell>
          <table:table-cell table:style-name="ce7" office:value-type="string" calcext:value-type="string">
            <text:p>351,5280392</text:p>
          </table:table-cell>
          <table:table-cell table:style-name="ce7" office:value-type="string" calcext:value-type="string">
            <text:p>817,3743362</text:p>
          </table:table-cell>
          <table:table-cell table:style-name="ce7" office:value-type="string" calcext:value-type="string">
            <text:p>1828,925233</text:p>
          </table:table-cell>
          <table:table-cell table:style-name="ce7" office:value-type="string" calcext:value-type="string">
            <text:p>0,03652039</text:p>
          </table:table-cell>
          <table:table-cell table:style-name="ce7" office:value-type="string" calcext:value-type="string">
            <text:p>0,17153697</text:p>
          </table:table-cell>
          <table:table-cell table:style-name="ce7" office:value-type="string" calcext:value-type="string">
            <text:p>0,80923349</text:p>
          </table:table-cell>
          <table:table-cell table:style-name="ce7" office:value-type="string" calcext:value-type="string">
            <text:p>1,32953435</text:p>
          </table:table-cell>
          <table:table-cell table:style-name="ce7" office:value-type="string" calcext:value-type="string">
            <text:p>2,127384</text:p>
          </table:table-cell>
          <table:table-cell table:style-name="ce7" office:value-type="string" calcext:value-type="string">
            <text:p>0,02875583</text:p>
          </table:table-cell>
          <table:table-cell table:style-name="ce7" office:value-type="string" calcext:value-type="string">
            <text:p>0,13502992</text:p>
          </table:table-cell>
          <table:table-cell table:style-name="ce7" office:value-type="string" calcext:value-type="string">
            <text:p>0,37487099</text:p>
          </table:table-cell>
          <table:table-cell table:style-name="ce7" office:value-type="string" calcext:value-type="string">
            <text:p>0,55086461</text:p>
          </table:table-cell>
          <table:table-cell table:style-name="ce7" office:value-type="string" calcext:value-type="string">
            <text:p>0,95096146</text:p>
          </table:table-cell>
          <table:table-cell table:style-name="ce7" office:value-type="string" calcext:value-type="string">
            <text:p>0,00616101</text:p>
          </table:table-cell>
          <table:table-cell table:style-name="ce7" office:value-type="string" calcext:value-type="string">
            <text:p>0,01379122</text:p>
          </table:table-cell>
          <table:table-cell table:style-name="ce7" office:value-type="string" calcext:value-type="string">
            <text:p>0,04542307</text:p>
          </table:table-cell>
          <table:table-cell table:style-name="ce7" office:value-type="string" calcext:value-type="string">
            <text:p>0,0651407</text:p>
          </table:table-cell>
          <table:table-cell table:style-name="ce7" office:value-type="string" calcext:value-type="string">
            <text:p>0,11549244</text:p>
          </table:table-cell>
          <table:table-cell table:style-name="ce7" office:value-type="string" calcext:value-type="string">
            <text:p>0,01988555</text:p>
          </table:table-cell>
          <table:table-cell table:style-name="ce7" office:value-type="string" calcext:value-type="string">
            <text:p>0,0853095</text:p>
          </table:table-cell>
          <table:table-cell table:style-name="ce7" office:value-type="string" calcext:value-type="string">
            <text:p>0,28061565</text:p>
          </table:table-cell>
          <table:table-cell table:style-name="ce7" office:value-type="string" calcext:value-type="string">
            <text:p>0,43681295</text:p>
          </table:table-cell>
          <table:table-cell table:style-name="ce7" office:value-type="string" calcext:value-type="string">
            <text:p>0,78645514</text:p>
          </table:table-cell>
          <table:table-cell table:number-columns-repeated="989"/>
        </table:table-row>
        <table:table-row table:style-name="ro3">
          <table:table-cell table:style-name="ce4" table:formula="of:=135413113/10000000" office:value-type="float" office:value="13.5413113" calcext:value-type="float">
            <text:p>13.5413113</text:p>
          </table:table-cell>
          <table:table-cell table:style-name="ce4" table:formula="of:=3747517590/100000000" office:value-type="float" office:value="37.4751759" calcext:value-type="float">
            <text:p>37.4751759</text:p>
          </table:table-cell>
          <table:table-cell table:formula="of:=30156457432/100000000" office:value-type="float" office:value="301.56457432" calcext:value-type="float">
            <text:p>301.56457432</text:p>
          </table:table-cell>
          <table:table-cell table:formula="of:=82479825108/100000000" office:value-type="float" office:value="824.79825108" calcext:value-type="float">
            <text:p>824.79825108</text:p>
          </table:table-cell>
          <table:table-cell table:formula="of:=150423761533/100000000" office:value-type="float" office:value="1504.23761533" calcext:value-type="float">
            <text:p>1504.23761533</text:p>
          </table:table-cell>
          <table:table-cell table:formula="of:=533089380/100000000" office:value-type="float" office:value="5.3308938" calcext:value-type="float">
            <text:p>5.3308938</text:p>
          </table:table-cell>
          <table:table-cell table:formula="of:=9678584049/100000000" office:value-type="float" office:value="96.78584049" calcext:value-type="float">
            <text:p>96.78584049</text:p>
          </table:table-cell>
          <table:table-cell table:formula="of:=97646275143/100000000" office:value-type="float" office:value="976.46275143" calcext:value-type="float">
            <text:p>976.46275143</text:p>
          </table:table-cell>
          <table:table-cell table:formula="of:=265325233471/100000000" office:value-type="float" office:value="2653.25233471" calcext:value-type="float">
            <text:p>2653.25233471</text:p>
          </table:table-cell>
          <table:table-cell table:formula="of:=577301856625/100000000" office:value-type="float" office:value="5773.01856625" calcext:value-type="float">
            <text:p>5773.01856625</text:p>
          </table:table-cell>
          <table:table-cell table:style-name="ce7" office:value-type="string" calcext:value-type="string">
            <text:p>1,5223767</text:p>
          </table:table-cell>
          <table:table-cell table:style-name="ce7" office:value-type="string" calcext:value-type="string">
            <text:p>21,06994079</text:p>
          </table:table-cell>
          <table:table-cell table:style-name="ce7" office:value-type="string" calcext:value-type="string">
            <text:p>378,5219496</text:p>
          </table:table-cell>
          <table:table-cell table:style-name="ce7" office:value-type="string" calcext:value-type="string">
            <text:p>958,7301997</text:p>
          </table:table-cell>
          <table:table-cell table:style-name="ce7" office:value-type="string" calcext:value-type="string">
            <text:p>2140,455282</text:p>
          </table:table-cell>
          <table:table-cell table:style-name="ce7" office:value-type="string" calcext:value-type="string">
            <text:p>0,02979895</text:p>
          </table:table-cell>
          <table:table-cell table:style-name="ce7" office:value-type="string" calcext:value-type="string">
            <text:p>0,17509267</text:p>
          </table:table-cell>
          <table:table-cell table:style-name="ce7" office:value-type="string" calcext:value-type="string">
            <text:p>0,75972331</text:p>
          </table:table-cell>
          <table:table-cell table:style-name="ce7" office:value-type="string" calcext:value-type="string">
            <text:p>1,41603656</text:p>
          </table:table-cell>
          <table:table-cell table:style-name="ce7" office:value-type="string" calcext:value-type="string">
            <text:p>1,78077171</text:p>
          </table:table-cell>
          <table:table-cell table:style-name="ce7" office:value-type="string" calcext:value-type="string">
            <text:p>0,02574211</text:p>
          </table:table-cell>
          <table:table-cell table:style-name="ce7" office:value-type="string" calcext:value-type="string">
            <text:p>0,13653407</text:p>
          </table:table-cell>
          <table:table-cell table:style-name="ce7" office:value-type="string" calcext:value-type="string">
            <text:p>0,54573573</text:p>
          </table:table-cell>
          <table:table-cell table:style-name="ce7" office:value-type="string" calcext:value-type="string">
            <text:p>0,57537519</text:p>
          </table:table-cell>
          <table:table-cell table:style-name="ce7" office:value-type="string" calcext:value-type="string">
            <text:p>0,74565191</text:p>
          </table:table-cell>
          <table:table-cell table:style-name="ce7" office:value-type="string" calcext:value-type="string">
            <text:p>0,00354815</text:p>
          </table:table-cell>
          <table:table-cell table:style-name="ce7" office:value-type="string" calcext:value-type="string">
            <text:p>0,01412429</text:p>
          </table:table-cell>
          <table:table-cell table:style-name="ce7" office:value-type="string" calcext:value-type="string">
            <text:p>0,04534005</text:p>
          </table:table-cell>
          <table:table-cell table:style-name="ce7" office:value-type="string" calcext:value-type="string">
            <text:p>0,06909307</text:p>
          </table:table-cell>
          <table:table-cell table:style-name="ce7" office:value-type="string" calcext:value-type="string">
            <text:p>0,09565249</text:p>
          </table:table-cell>
          <table:table-cell table:style-name="ce7" office:value-type="string" calcext:value-type="string">
            <text:p>0,01685481</text:p>
          </table:table-cell>
          <table:table-cell table:style-name="ce7" office:value-type="string" calcext:value-type="string">
            <text:p>0,08463985</text:p>
          </table:table-cell>
          <table:table-cell table:style-name="ce7" office:value-type="string" calcext:value-type="string">
            <text:p>0,27344624</text:p>
          </table:table-cell>
          <table:table-cell table:style-name="ce7" office:value-type="string" calcext:value-type="string">
            <text:p>0,42982127</text:p>
          </table:table-cell>
          <table:table-cell table:style-name="ce7" office:value-type="string" calcext:value-type="string">
            <text:p>0,62985496</text:p>
          </table:table-cell>
          <table:table-cell table:number-columns-repeated="989"/>
        </table:table-row>
        <table:table-row table:style-name="ro3">
          <table:table-cell table:style-name="ce4" table:formula="of:=139645364/10000000" office:value-type="float" office:value="13.9645364" calcext:value-type="float">
            <text:p>13.9645364</text:p>
          </table:table-cell>
          <table:table-cell table:style-name="ce4" table:formula="of:=3753432094/100000000" office:value-type="float" office:value="37.53432094" calcext:value-type="float">
            <text:p>37.53432094</text:p>
          </table:table-cell>
          <table:table-cell table:formula="of:=27159292589/100000000" office:value-type="float" office:value="271.59292589" calcext:value-type="float">
            <text:p>271.59292589</text:p>
          </table:table-cell>
          <table:table-cell table:formula="of:=52537827961/100000000" office:value-type="float" office:value="525.37827961" calcext:value-type="float">
            <text:p>525.37827961</text:p>
          </table:table-cell>
          <table:table-cell table:formula="of:=82713998837/100000000" office:value-type="float" office:value="827.13998837" calcext:value-type="float">
            <text:p>827.13998837</text:p>
          </table:table-cell>
          <table:table-cell table:formula="of:=542149410/100000000" office:value-type="float" office:value="5.4214941" calcext:value-type="float">
            <text:p>5.4214941</text:p>
          </table:table-cell>
          <table:table-cell table:formula="of:=10011907366/100000000" office:value-type="float" office:value="100.11907366" calcext:value-type="float">
            <text:p>100.11907366</text:p>
          </table:table-cell>
          <table:table-cell table:formula="of:=86304240725/100000000" office:value-type="float" office:value="863.04240725" calcext:value-type="float">
            <text:p>863.04240725</text:p>
          </table:table-cell>
          <table:table-cell table:formula="of:=181748709043/100000000" office:value-type="float" office:value="1817.48709043" calcext:value-type="float">
            <text:p>1817.48709043</text:p>
          </table:table-cell>
          <table:table-cell table:formula="of:=306991529923/100000000" office:value-type="float" office:value="3069.91529923" calcext:value-type="float">
            <text:p>3069.91529923</text:p>
          </table:table-cell>
          <table:table-cell table:style-name="ce7" office:value-type="string" calcext:value-type="string">
            <text:p>1,53652443</text:p>
          </table:table-cell>
          <table:table-cell table:style-name="ce7" office:value-type="string" calcext:value-type="string">
            <text:p>21,14067799</text:p>
          </table:table-cell>
          <table:table-cell table:style-name="ce7" office:value-type="string" calcext:value-type="string">
            <text:p>347,3936642</text:p>
          </table:table-cell>
          <table:table-cell table:style-name="ce7" office:value-type="string" calcext:value-type="string">
            <text:p>506,008785</text:p>
          </table:table-cell>
          <table:table-cell table:style-name="ce7" office:value-type="string" calcext:value-type="string">
            <text:p>980,5127511</text:p>
          </table:table-cell>
          <table:table-cell table:style-name="ce7" office:value-type="string" calcext:value-type="string">
            <text:p>0,02988854</text:p>
          </table:table-cell>
          <table:table-cell table:style-name="ce7" office:value-type="string" calcext:value-type="string">
            <text:p>0,17176243</text:p>
          </table:table-cell>
          <table:table-cell table:style-name="ce7" office:value-type="string" calcext:value-type="string">
            <text:p>0,78586927</text:p>
          </table:table-cell>
          <table:table-cell table:style-name="ce7" office:value-type="string" calcext:value-type="string">
            <text:p>0,83963946</text:p>
          </table:table-cell>
          <table:table-cell table:style-name="ce7" office:value-type="string" calcext:value-type="string">
            <text:p>1,88552994</text:p>
          </table:table-cell>
          <table:table-cell table:style-name="ce7" office:value-type="string" calcext:value-type="string">
            <text:p>0,09634634</text:p>
          </table:table-cell>
          <table:table-cell table:style-name="ce7" office:value-type="string" calcext:value-type="string">
            <text:p>0,13608498</text:p>
          </table:table-cell>
          <table:table-cell table:style-name="ce7" office:value-type="string" calcext:value-type="string">
            <text:p>0,37801168</text:p>
          </table:table-cell>
          <table:table-cell table:style-name="ce7" office:value-type="string" calcext:value-type="string">
            <text:p>0,41125569</text:p>
          </table:table-cell>
          <table:table-cell table:style-name="ce7" office:value-type="string" calcext:value-type="string">
            <text:p>0,89381367</text:p>
          </table:table-cell>
          <table:table-cell table:style-name="ce7" office:value-type="string" calcext:value-type="string">
            <text:p>0,00351686</text:p>
          </table:table-cell>
          <table:table-cell table:style-name="ce7" office:value-type="string" calcext:value-type="string">
            <text:p>0,01395944</text:p>
          </table:table-cell>
          <table:table-cell table:style-name="ce7" office:value-type="string" calcext:value-type="string">
            <text:p>0,04360804</text:p>
          </table:table-cell>
          <table:table-cell table:style-name="ce7" office:value-type="string" calcext:value-type="string">
            <text:p>0,05525598</text:p>
          </table:table-cell>
          <table:table-cell table:style-name="ce7" office:value-type="string" calcext:value-type="string">
            <text:p>0,0670122</text:p>
          </table:table-cell>
          <table:table-cell table:style-name="ce7" office:value-type="string" calcext:value-type="string">
            <text:p>0,0173244</text:p>
          </table:table-cell>
          <table:table-cell table:style-name="ce7" office:value-type="string" calcext:value-type="string">
            <text:p>0,08396182</text:p>
          </table:table-cell>
          <table:table-cell table:style-name="ce7" office:value-type="string" calcext:value-type="string">
            <text:p>0,26622506</text:p>
          </table:table-cell>
          <table:table-cell table:style-name="ce7" office:value-type="string" calcext:value-type="string">
            <text:p>0,34167871</text:p>
          </table:table-cell>
          <table:table-cell table:style-name="ce7" office:value-type="string" calcext:value-type="string">
            <text:p>0,39995997</text:p>
          </table:table-cell>
          <table:table-cell table:number-columns-repeated="989"/>
        </table:table-row>
        <table:table-row table:style-name="ro3">
          <table:table-cell table:style-name="ce4" table:formula="of:=138118649/10000000" office:value-type="float" office:value="13.8118649" calcext:value-type="float">
            <text:p>13.8118649</text:p>
          </table:table-cell>
          <table:table-cell table:style-name="ce4" table:formula="of:=3796169964/100000000" office:value-type="float" office:value="37.96169964" calcext:value-type="float">
            <text:p>37.96169964</text:p>
          </table:table-cell>
          <table:table-cell table:formula="of:=27925756280/100000000" office:value-type="float" office:value="279.2575628" calcext:value-type="float">
            <text:p>279.2575628</text:p>
          </table:table-cell>
          <table:table-cell table:formula="of:=81302414424/100000000" office:value-type="float" office:value="813.02414424" calcext:value-type="float">
            <text:p>813.02414424</text:p>
          </table:table-cell>
          <table:table-cell table:formula="of:=153452122960/100000000" office:value-type="float" office:value="1534.5212296" calcext:value-type="float">
            <text:p>1534.5212296</text:p>
          </table:table-cell>
          <table:table-cell table:formula="of:=530417285/100000000" office:value-type="float" office:value="5.30417285" calcext:value-type="float">
            <text:p>5.30417285</text:p>
          </table:table-cell>
          <table:table-cell table:formula="of:=9833081596/100000000" office:value-type="float" office:value="98.33081596" calcext:value-type="float">
            <text:p>98.33081596</text:p>
          </table:table-cell>
          <table:table-cell table:formula="of:=89899798445/100000000" office:value-type="float" office:value="898.99798445" calcext:value-type="float">
            <text:p>898.99798445</text:p>
          </table:table-cell>
          <table:table-cell table:formula="of:=267317133565/100000000" office:value-type="float" office:value="2673.17133565" calcext:value-type="float">
            <text:p>2673.17133565</text:p>
          </table:table-cell>
          <table:table-cell table:formula="of:=475577419315/100000000" office:value-type="float" office:value="4755.77419315" calcext:value-type="float">
            <text:p>4755.77419315</text:p>
          </table:table-cell>
          <table:table-cell table:style-name="ce7" office:value-type="string" calcext:value-type="string">
            <text:p>1,50440184</text:p>
          </table:table-cell>
          <table:table-cell table:style-name="ce7" office:value-type="string" calcext:value-type="string">
            <text:p>21,92253821</text:p>
          </table:table-cell>
          <table:table-cell table:style-name="ce7" office:value-type="string" calcext:value-type="string">
            <text:p>376,1981996</text:p>
          </table:table-cell>
          <table:table-cell table:style-name="ce7" office:value-type="string" calcext:value-type="string">
            <text:p>964,3193857</text:p>
          </table:table-cell>
          <table:table-cell table:style-name="ce7" office:value-type="string" calcext:value-type="string">
            <text:p>1826,587956</text:p>
          </table:table-cell>
          <table:table-cell table:style-name="ce7" office:value-type="string" calcext:value-type="string">
            <text:p>0,02981306</text:p>
          </table:table-cell>
          <table:table-cell table:style-name="ce7" office:value-type="string" calcext:value-type="string">
            <text:p>0,17980538</text:p>
          </table:table-cell>
          <table:table-cell table:style-name="ce7" office:value-type="string" calcext:value-type="string">
            <text:p>0,7431086</text:p>
          </table:table-cell>
          <table:table-cell table:style-name="ce7" office:value-type="string" calcext:value-type="string">
            <text:p>1,37681154</text:p>
          </table:table-cell>
          <table:table-cell table:style-name="ce7" office:value-type="string" calcext:value-type="string">
            <text:p>1,86229631</text:p>
          </table:table-cell>
          <table:table-cell table:style-name="ce7" office:value-type="string" calcext:value-type="string">
            <text:p>0,02515743</text:p>
          </table:table-cell>
          <table:table-cell table:style-name="ce7" office:value-type="string" calcext:value-type="string">
            <text:p>0,13583135</text:p>
          </table:table-cell>
          <table:table-cell table:style-name="ce7" office:value-type="string" calcext:value-type="string">
            <text:p>0,38082744</text:p>
          </table:table-cell>
          <table:table-cell table:style-name="ce7" office:value-type="string" calcext:value-type="string">
            <text:p>0,57706852</text:p>
          </table:table-cell>
          <table:table-cell table:style-name="ce7" office:value-type="string" calcext:value-type="string">
            <text:p>0,78329458</text:p>
          </table:table-cell>
          <table:table-cell table:style-name="ce7" office:value-type="string" calcext:value-type="string">
            <text:p>0,00351229</text:p>
          </table:table-cell>
          <table:table-cell table:style-name="ce7" office:value-type="string" calcext:value-type="string">
            <text:p>0,01429734</text:p>
          </table:table-cell>
          <table:table-cell table:style-name="ce7" office:value-type="string" calcext:value-type="string">
            <text:p>0,04412976</text:p>
          </table:table-cell>
          <table:table-cell table:style-name="ce7" office:value-type="string" calcext:value-type="string">
            <text:p>0,06954702</text:p>
          </table:table-cell>
          <table:table-cell table:style-name="ce7" office:value-type="string" calcext:value-type="string">
            <text:p>0,09652548</text:p>
          </table:table-cell>
          <table:table-cell table:style-name="ce7" office:value-type="string" calcext:value-type="string">
            <text:p>0,01653166</text:p>
          </table:table-cell>
          <table:table-cell table:style-name="ce7" office:value-type="string" calcext:value-type="string">
            <text:p>0,08518645</text:p>
          </table:table-cell>
          <table:table-cell table:style-name="ce7" office:value-type="string" calcext:value-type="string">
            <text:p>0,2727609</text:p>
          </table:table-cell>
          <table:table-cell table:style-name="ce7" office:value-type="string" calcext:value-type="string">
            <text:p>0,4318082</text:p>
          </table:table-cell>
          <table:table-cell table:style-name="ce7" office:value-type="string" calcext:value-type="string">
            <text:p>0,61523891</text:p>
          </table:table-cell>
          <table:table-cell table:number-columns-repeated="989"/>
        </table:table-row>
        <table:table-row table:style-name="ro3">
          <table:table-cell table:style-name="ce4" table:formula="of:=137250495/10000000" office:value-type="float" office:value="13.7250495" calcext:value-type="float">
            <text:p>13.7250495</text:p>
          </table:table-cell>
          <table:table-cell table:style-name="ce4" table:formula="of:=3758711100/100000000" office:value-type="float" office:value="37.587111" calcext:value-type="float">
            <text:p>37.587111</text:p>
          </table:table-cell>
          <table:table-cell table:formula="of:=19985178521/100000000" office:value-type="float" office:value="199.85178521" calcext:value-type="float">
            <text:p>199.85178521</text:p>
          </table:table-cell>
          <table:table-cell table:formula="of:=44936785583/100000000" office:value-type="float" office:value="449.36785583" calcext:value-type="float">
            <text:p>449.36785583</text:p>
          </table:table-cell>
          <table:table-cell table:formula="of:=77185193673/100000000" office:value-type="float" office:value="771.85193673" calcext:value-type="float">
            <text:p>771.85193673</text:p>
          </table:table-cell>
          <table:table-cell table:formula="of:=534759485/100000000" office:value-type="float" office:value="5.34759485" calcext:value-type="float">
            <text:p>5.34759485</text:p>
          </table:table-cell>
          <table:table-cell table:formula="of:=9710887018/100000000" office:value-type="float" office:value="97.10887018" calcext:value-type="float">
            <text:p>97.10887018</text:p>
          </table:table-cell>
          <table:table-cell table:formula="of:=75828063228/100000000" office:value-type="float" office:value="758.28063228" calcext:value-type="float">
            <text:p>758.28063228</text:p>
          </table:table-cell>
          <table:table-cell table:formula="of:=172458880373/100000000" office:value-type="float" office:value="1724.58880373" calcext:value-type="float">
            <text:p>1724.58880373</text:p>
          </table:table-cell>
          <table:table-cell table:formula="of:=287828398093/100000000" office:value-type="float" office:value="2878.28398093" calcext:value-type="float">
            <text:p>2878.28398093</text:p>
          </table:table-cell>
          <table:table-cell table:style-name="ce7" office:value-type="string" calcext:value-type="string">
            <text:p>1,59754166</text:p>
          </table:table-cell>
          <table:table-cell table:style-name="ce7" office:value-type="string" calcext:value-type="string">
            <text:p>21,38420935</text:p>
          </table:table-cell>
          <table:table-cell table:style-name="ce7" office:value-type="string" calcext:value-type="string">
            <text:p>273,9423365</text:p>
          </table:table-cell>
          <table:table-cell table:style-name="ce7" office:value-type="string" calcext:value-type="string">
            <text:p>483,3474375</text:p>
          </table:table-cell>
          <table:table-cell table:style-name="ce7" office:value-type="string" calcext:value-type="string">
            <text:p>966,3659367</text:p>
          </table:table-cell>
          <table:table-cell table:style-name="ce7" office:value-type="string" calcext:value-type="string">
            <text:p>0,02982997</text:p>
          </table:table-cell>
          <table:table-cell table:style-name="ce7" office:value-type="string" calcext:value-type="string">
            <text:p>0,17340533</text:p>
          </table:table-cell>
          <table:table-cell table:style-name="ce7" office:value-type="string" calcext:value-type="string">
            <text:p>0,76277084</text:p>
          </table:table-cell>
          <table:table-cell table:style-name="ce7" office:value-type="string" calcext:value-type="string">
            <text:p>0,63658555</text:p>
          </table:table-cell>
          <table:table-cell table:style-name="ce7" office:value-type="string" calcext:value-type="string">
            <text:p>0,9745969</text:p>
          </table:table-cell>
          <table:table-cell table:style-name="ce7" office:value-type="string" calcext:value-type="string">
            <text:p>0,02511062</text:p>
          </table:table-cell>
          <table:table-cell table:style-name="ce7" office:value-type="string" calcext:value-type="string">
            <text:p>0,13301038</text:p>
          </table:table-cell>
          <table:table-cell table:style-name="ce7" office:value-type="string" calcext:value-type="string">
            <text:p>0,46104754</text:p>
          </table:table-cell>
          <table:table-cell table:style-name="ce7" office:value-type="string" calcext:value-type="string">
            <text:p>0,36535541</text:p>
          </table:table-cell>
          <table:table-cell table:style-name="ce7" office:value-type="string" calcext:value-type="string">
            <text:p>0,5377345</text:p>
          </table:table-cell>
          <table:table-cell table:style-name="ce7" office:value-type="string" calcext:value-type="string">
            <text:p>0,00349788</text:p>
          </table:table-cell>
          <table:table-cell table:style-name="ce7" office:value-type="string" calcext:value-type="string">
            <text:p>0,01375972</text:p>
          </table:table-cell>
          <table:table-cell table:style-name="ce7" office:value-type="string" calcext:value-type="string">
            <text:p>0,03680125</text:p>
          </table:table-cell>
          <table:table-cell table:style-name="ce7" office:value-type="string" calcext:value-type="string">
            <text:p>0,04974519</text:p>
          </table:table-cell>
          <table:table-cell table:style-name="ce7" office:value-type="string" calcext:value-type="string">
            <text:p>0,07131909</text:p>
          </table:table-cell>
          <table:table-cell table:style-name="ce7" office:value-type="string" calcext:value-type="string">
            <text:p>0,01685596</text:p>
          </table:table-cell>
          <table:table-cell table:style-name="ce7" office:value-type="string" calcext:value-type="string">
            <text:p>0,09027084</text:p>
          </table:table-cell>
          <table:table-cell table:style-name="ce7" office:value-type="string" calcext:value-type="string">
            <text:p>0,21164074</text:p>
          </table:table-cell>
          <table:table-cell table:style-name="ce7" office:value-type="string" calcext:value-type="string">
            <text:p>0,29494681</text:p>
          </table:table-cell>
          <table:table-cell table:style-name="ce7" office:value-type="string" calcext:value-type="string">
            <text:p>0,41903525</text:p>
          </table:table-cell>
          <table:table-cell table:number-columns-repeated="989"/>
        </table:table-row>
        <table:table-row table:style-name="ro3">
          <table:table-cell table:style-name="ce4" table:formula="of:=139477525/10000000" office:value-type="float" office:value="13.9477525" calcext:value-type="float">
            <text:p>13.9477525</text:p>
          </table:table-cell>
          <table:table-cell table:style-name="ce4" table:formula="of:=3690836185/100000000" office:value-type="float" office:value="36.90836185" calcext:value-type="float">
            <text:p>36.90836185</text:p>
          </table:table-cell>
          <table:table-cell table:formula="of:=27534883338/100000000" office:value-type="float" office:value="275.34883338" calcext:value-type="float">
            <text:p>275.34883338</text:p>
          </table:table-cell>
          <table:table-cell table:formula="of:=81283152092/100000000" office:value-type="float" office:value="812.83152092" calcext:value-type="float">
            <text:p>812.83152092</text:p>
          </table:table-cell>
          <table:table-cell table:formula="of:=80022908487/100000000" office:value-type="float" office:value="800.22908487" calcext:value-type="float">
            <text:p>800.22908487</text:p>
          </table:table-cell>
          <table:table-cell table:formula="of:=539607651/100000000" office:value-type="float" office:value="5.39607651" calcext:value-type="float">
            <text:p>5.39607651</text:p>
          </table:table-cell>
          <table:table-cell table:formula="of:=9688502295/100000000" office:value-type="float" office:value="96.88502295" calcext:value-type="float">
            <text:p>96.88502295</text:p>
          </table:table-cell>
          <table:table-cell table:formula="of:=90127831111/100000000" office:value-type="float" office:value="901.27831111" calcext:value-type="float">
            <text:p>901.27831111</text:p>
          </table:table-cell>
          <table:table-cell table:formula="of:=262361481337/100000000" office:value-type="float" office:value="2623.61481337" calcext:value-type="float">
            <text:p>2623.61481337</text:p>
          </table:table-cell>
          <table:table-cell table:formula="of:=284533356602/100000000" office:value-type="float" office:value="2845.33356602" calcext:value-type="float">
            <text:p>2845.33356602</text:p>
          </table:table-cell>
          <table:table-cell table:style-name="ce7" office:value-type="string" calcext:value-type="string">
            <text:p>1,49963087</text:p>
          </table:table-cell>
          <table:table-cell table:style-name="ce7" office:value-type="string" calcext:value-type="string">
            <text:p>21,26795632</text:p>
          </table:table-cell>
          <table:table-cell table:style-name="ce7" office:value-type="string" calcext:value-type="string">
            <text:p>365,3065483</text:p>
          </table:table-cell>
          <table:table-cell table:style-name="ce7" office:value-type="string" calcext:value-type="string">
            <text:p>948,5907071</text:p>
          </table:table-cell>
          <table:table-cell table:style-name="ce7" office:value-type="string" calcext:value-type="string">
            <text:p>973,7512457</text:p>
          </table:table-cell>
          <table:table-cell table:style-name="ce7" office:value-type="string" calcext:value-type="string">
            <text:p>0,02982218</text:p>
          </table:table-cell>
          <table:table-cell table:style-name="ce7" office:value-type="string" calcext:value-type="string">
            <text:p>0,17375448</text:p>
          </table:table-cell>
          <table:table-cell table:style-name="ce7" office:value-type="string" calcext:value-type="string">
            <text:p>0,7193869</text:p>
          </table:table-cell>
          <table:table-cell table:style-name="ce7" office:value-type="string" calcext:value-type="string">
            <text:p>1,34624728</text:p>
          </table:table-cell>
          <table:table-cell table:style-name="ce7" office:value-type="string" calcext:value-type="string">
            <text:p>1,8216288</text:p>
          </table:table-cell>
          <table:table-cell table:style-name="ce7" office:value-type="string" calcext:value-type="string">
            <text:p>0,09744978</text:p>
          </table:table-cell>
          <table:table-cell table:style-name="ce7" office:value-type="string" calcext:value-type="string">
            <text:p>0,13308726</text:p>
          </table:table-cell>
          <table:table-cell table:style-name="ce7" office:value-type="string" calcext:value-type="string">
            <text:p>0,33631945</text:p>
          </table:table-cell>
          <table:table-cell table:style-name="ce7" office:value-type="string" calcext:value-type="string">
            <text:p>0,57822795</text:p>
          </table:table-cell>
          <table:table-cell table:style-name="ce7" office:value-type="string" calcext:value-type="string">
            <text:p>1,15682184</text:p>
          </table:table-cell>
          <table:table-cell table:style-name="ce7" office:value-type="string" calcext:value-type="string">
            <text:p>0,00367253</text:p>
          </table:table-cell>
          <table:table-cell table:style-name="ce7" office:value-type="string" calcext:value-type="string">
            <text:p>0,01378827</text:p>
          </table:table-cell>
          <table:table-cell table:style-name="ce7" office:value-type="string" calcext:value-type="string">
            <text:p>0,0441445</text:p>
          </table:table-cell>
          <table:table-cell table:style-name="ce7" office:value-type="string" calcext:value-type="string">
            <text:p>0,0693623</text:p>
          </table:table-cell>
          <table:table-cell table:style-name="ce7" office:value-type="string" calcext:value-type="string">
            <text:p>0,07984362</text:p>
          </table:table-cell>
          <table:table-cell table:style-name="ce7" office:value-type="string" calcext:value-type="string">
            <text:p>0,01737882</text:p>
          </table:table-cell>
          <table:table-cell table:style-name="ce7" office:value-type="string" calcext:value-type="string">
            <text:p>0,0851288</text:p>
          </table:table-cell>
          <table:table-cell table:style-name="ce7" office:value-type="string" calcext:value-type="string">
            <text:p>0,27016168</text:p>
          </table:table-cell>
          <table:table-cell table:style-name="ce7" office:value-type="string" calcext:value-type="string">
            <text:p>0,43986571</text:p>
          </table:table-cell>
          <table:table-cell table:style-name="ce7" office:value-type="string" calcext:value-type="string">
            <text:p>0,48648996</text:p>
          </table:table-cell>
          <table:table-cell table:number-columns-repeated="989"/>
        </table:table-row>
        <table:table-row table:style-name="ro3">
          <table:table-cell table:style-name="ce4" table:formula="of:=136577599/10000000" office:value-type="float" office:value="13.6577599" calcext:value-type="float">
            <text:p>13.6577599</text:p>
          </table:table-cell>
          <table:table-cell table:style-name="ce4" table:formula="of:=3704007334/100000000" office:value-type="float" office:value="37.04007334" calcext:value-type="float">
            <text:p>37.04007334</text:p>
          </table:table-cell>
          <table:table-cell table:formula="of:=27425389631/100000000" office:value-type="float" office:value="274.25389631" calcext:value-type="float">
            <text:p>274.25389631</text:p>
          </table:table-cell>
          <table:table-cell table:formula="of:=44815686165/100000000" office:value-type="float" office:value="448.15686165" calcext:value-type="float">
            <text:p>448.15686165</text:p>
          </table:table-cell>
          <table:table-cell table:formula="of:=154591181900/100000000" office:value-type="float" office:value="1545.911819" calcext:value-type="float">
            <text:p>1545.911819</text:p>
          </table:table-cell>
          <table:table-cell table:formula="of:=532216712/100000000" office:value-type="float" office:value="5.32216712" calcext:value-type="float">
            <text:p>5.32216712</text:p>
          </table:table-cell>
          <table:table-cell table:formula="of:=9859633128/100000000" office:value-type="float" office:value="98.59633128" calcext:value-type="float">
            <text:p>98.59633128</text:p>
          </table:table-cell>
          <table:table-cell table:formula="of:=87137278209/100000000" office:value-type="float" office:value="871.37278209" calcext:value-type="float">
            <text:p>871.37278209</text:p>
          </table:table-cell>
          <table:table-cell table:formula="of:=171954325662/100000000" office:value-type="float" office:value="1719.54325662" calcext:value-type="float">
            <text:p>1719.54325662</text:p>
          </table:table-cell>
          <table:table-cell table:formula="of:=578288598484/100000000" office:value-type="float" office:value="5782.88598484" calcext:value-type="float">
            <text:p>5782.88598484</text:p>
          </table:table-cell>
          <table:table-cell table:style-name="ce7" office:value-type="string" calcext:value-type="string">
            <text:p>1,50331759</text:p>
          </table:table-cell>
          <table:table-cell table:style-name="ce7" office:value-type="string" calcext:value-type="string">
            <text:p>21,04078508</text:p>
          </table:table-cell>
          <table:table-cell table:style-name="ce7" office:value-type="string" calcext:value-type="string">
            <text:p>370,9951096</text:p>
          </table:table-cell>
          <table:table-cell table:style-name="ce7" office:value-type="string" calcext:value-type="string">
            <text:p>477,6347267</text:p>
          </table:table-cell>
          <table:table-cell table:style-name="ce7" office:value-type="string" calcext:value-type="string">
            <text:p>2222,667833</text:p>
          </table:table-cell>
          <table:table-cell table:style-name="ce7" office:value-type="string" calcext:value-type="string">
            <text:p>0,02990996</text:p>
          </table:table-cell>
          <table:table-cell table:style-name="ce7" office:value-type="string" calcext:value-type="string">
            <text:p>0,17056816</text:p>
          </table:table-cell>
          <table:table-cell table:style-name="ce7" office:value-type="string" calcext:value-type="string">
            <text:p>0,77771249</text:p>
          </table:table-cell>
          <table:table-cell table:style-name="ce7" office:value-type="string" calcext:value-type="string">
            <text:p>0,64768211</text:p>
          </table:table-cell>
          <table:table-cell table:style-name="ce7" office:value-type="string" calcext:value-type="string">
            <text:p>1,78987188</text:p>
          </table:table-cell>
          <table:table-cell table:style-name="ce7" office:value-type="string" calcext:value-type="string">
            <text:p>0,02375733</text:p>
          </table:table-cell>
          <table:table-cell table:style-name="ce7" office:value-type="string" calcext:value-type="string">
            <text:p>0,13455388</text:p>
          </table:table-cell>
          <table:table-cell table:style-name="ce7" office:value-type="string" calcext:value-type="string">
            <text:p>0,3328908</text:p>
          </table:table-cell>
          <table:table-cell table:style-name="ce7" office:value-type="string" calcext:value-type="string">
            <text:p>0,36428916</text:p>
          </table:table-cell>
          <table:table-cell table:style-name="ce7" office:value-type="string" calcext:value-type="string">
            <text:p>0,77358298</text:p>
          </table:table-cell>
          <table:table-cell table:style-name="ce7" office:value-type="string" calcext:value-type="string">
            <text:p>0,00348195</text:p>
          </table:table-cell>
          <table:table-cell table:style-name="ce7" office:value-type="string" calcext:value-type="string">
            <text:p>0,01448799</text:p>
          </table:table-cell>
          <table:table-cell table:style-name="ce7" office:value-type="string" calcext:value-type="string">
            <text:p>0,04409936</text:p>
          </table:table-cell>
          <table:table-cell table:style-name="ce7" office:value-type="string" calcext:value-type="string">
            <text:p>0,04873689</text:p>
          </table:table-cell>
          <table:table-cell table:style-name="ce7" office:value-type="string" calcext:value-type="string">
            <text:p>0,09753893</text:p>
          </table:table-cell>
          <table:table-cell table:style-name="ce7" office:value-type="string" calcext:value-type="string">
            <text:p>0,01671916</text:p>
          </table:table-cell>
          <table:table-cell table:style-name="ce7" office:value-type="string" calcext:value-type="string">
            <text:p>0,08430606</text:p>
          </table:table-cell>
          <table:table-cell table:style-name="ce7" office:value-type="string" calcext:value-type="string">
            <text:p>0,27530421</text:p>
          </table:table-cell>
          <table:table-cell table:style-name="ce7" office:value-type="string" calcext:value-type="string">
            <text:p>0,29994065</text:p>
          </table:table-cell>
          <table:table-cell table:style-name="ce7" office:value-type="string" calcext:value-type="string">
            <text:p>0,64568228</text:p>
          </table:table-cell>
          <table:table-cell table:number-columns-repeated="989"/>
        </table:table-row>
        <table:table-row table:style-name="ro3">
          <table:table-cell table:style-name="ce4" table:formula="of:=134585121/10000000" office:value-type="float" office:value="13.4585121" calcext:value-type="float">
            <text:p>13.4585121</text:p>
          </table:table-cell>
          <table:table-cell table:style-name="ce4" table:formula="of:=3663441038/100000000" office:value-type="float" office:value="36.63441038" calcext:value-type="float">
            <text:p>36.63441038</text:p>
          </table:table-cell>
          <table:table-cell table:formula="of:=27290199915/100000000" office:value-type="float" office:value="272.90199915" calcext:value-type="float">
            <text:p>272.90199915</text:p>
          </table:table-cell>
          <table:table-cell table:formula="of:=79824451939/100000000" office:value-type="float" office:value="798.24451939" calcext:value-type="float">
            <text:p>798.24451939</text:p>
          </table:table-cell>
          <table:table-cell table:formula="of:=155999228943/100000000" office:value-type="float" office:value="1559.99228943" calcext:value-type="float">
            <text:p>1559.99228943</text:p>
          </table:table-cell>
          <table:table-cell table:formula="of:=530382428/100000000" office:value-type="float" office:value="5.30382428" calcext:value-type="float">
            <text:p>5.30382428</text:p>
          </table:table-cell>
          <table:table-cell table:formula="of:=9649702407/100000000" office:value-type="float" office:value="96.49702407" calcext:value-type="float">
            <text:p>96.49702407</text:p>
          </table:table-cell>
          <table:table-cell table:formula="of:=87161194859/100000000" office:value-type="float" office:value="871.61194859" calcext:value-type="float">
            <text:p>871.61194859</text:p>
          </table:table-cell>
          <table:table-cell table:formula="of:=261361827680/100000000" office:value-type="float" office:value="2613.6182768" calcext:value-type="float">
            <text:p>2613.6182768</text:p>
          </table:table-cell>
          <table:table-cell table:formula="of:=434772322695/100000000" office:value-type="float" office:value="4347.72322695" calcext:value-type="float">
            <text:p>4347.72322695</text:p>
          </table:table-cell>
          <table:table-cell table:style-name="ce7" office:value-type="string" calcext:value-type="string">
            <text:p>1,4939731</text:p>
          </table:table-cell>
          <table:table-cell table:style-name="ce7" office:value-type="string" calcext:value-type="string">
            <text:p>21,14740607</text:p>
          </table:table-cell>
          <table:table-cell table:style-name="ce7" office:value-type="string" calcext:value-type="string">
            <text:p>358,3364669</text:p>
          </table:table-cell>
          <table:table-cell table:style-name="ce7" office:value-type="string" calcext:value-type="string">
            <text:p>922,507087</text:p>
          </table:table-cell>
          <table:table-cell table:style-name="ce7" office:value-type="string" calcext:value-type="string">
            <text:p>1407,375622</text:p>
          </table:table-cell>
          <table:table-cell table:style-name="ce7" office:value-type="string" calcext:value-type="string">
            <text:p>0,02994632</text:p>
          </table:table-cell>
          <table:table-cell table:style-name="ce7" office:value-type="string" calcext:value-type="string">
            <text:p>0,17610831</text:p>
          </table:table-cell>
          <table:table-cell table:style-name="ce7" office:value-type="string" calcext:value-type="string">
            <text:p>0,75569297</text:p>
          </table:table-cell>
          <table:table-cell table:style-name="ce7" office:value-type="string" calcext:value-type="string">
            <text:p>1,35805126</text:p>
          </table:table-cell>
          <table:table-cell table:style-name="ce7" office:value-type="string" calcext:value-type="string">
            <text:p>2,02232079</text:p>
          </table:table-cell>
          <table:table-cell table:style-name="ce7" office:value-type="string" calcext:value-type="string">
            <text:p>0,0237015</text:p>
          </table:table-cell>
          <table:table-cell table:style-name="ce7" office:value-type="string" calcext:value-type="string">
            <text:p>0,13443848</text:p>
          </table:table-cell>
          <table:table-cell table:style-name="ce7" office:value-type="string" calcext:value-type="string">
            <text:p>0,33744959</text:p>
          </table:table-cell>
          <table:table-cell table:style-name="ce7" office:value-type="string" calcext:value-type="string">
            <text:p>0,57163446</text:p>
          </table:table-cell>
          <table:table-cell table:style-name="ce7" office:value-type="string" calcext:value-type="string">
            <text:p>0,95235382</text:p>
          </table:table-cell>
          <table:table-cell table:style-name="ce7" office:value-type="string" calcext:value-type="string">
            <text:p>0,00349598</text:p>
          </table:table-cell>
          <table:table-cell table:style-name="ce7" office:value-type="string" calcext:value-type="string">
            <text:p>0,01381298</text:p>
          </table:table-cell>
          <table:table-cell table:style-name="ce7" office:value-type="string" calcext:value-type="string">
            <text:p>0,04529272</text:p>
          </table:table-cell>
          <table:table-cell table:style-name="ce7" office:value-type="string" calcext:value-type="string">
            <text:p>0,06899512</text:p>
          </table:table-cell>
          <table:table-cell table:style-name="ce7" office:value-type="string" calcext:value-type="string">
            <text:p>0,10416544</text:p>
          </table:table-cell>
          <table:table-cell table:style-name="ce7" office:value-type="string" calcext:value-type="string">
            <text:p>0,0168744</text:p>
          </table:table-cell>
          <table:table-cell table:style-name="ce7" office:value-type="string" calcext:value-type="string">
            <text:p>0,08722692</text:p>
          </table:table-cell>
          <table:table-cell table:style-name="ce7" office:value-type="string" calcext:value-type="string">
            <text:p>0,28286376</text:p>
          </table:table-cell>
          <table:table-cell table:style-name="ce7" office:value-type="string" calcext:value-type="string">
            <text:p>0,43666862</text:p>
          </table:table-cell>
          <table:table-cell table:style-name="ce7" office:value-type="string" calcext:value-type="string">
            <text:p>0,75138953</text:p>
          </table:table-cell>
          <table:table-cell table:number-columns-repeated="989"/>
        </table:table-row>
        <table:table-row table:style-name="ro3">
          <table:table-cell table:style-name="ce4" table:formula="of:=134152551/10000000" office:value-type="float" office:value="13.4152551" calcext:value-type="float">
            <text:p>13.4152551</text:p>
          </table:table-cell>
          <table:table-cell table:style-name="ce4" table:formula="of:=3701818037/100000000" office:value-type="float" office:value="37.01818037" calcext:value-type="float">
            <text:p>37.01818037</text:p>
          </table:table-cell>
          <table:table-cell table:formula="of:=27313016021/100000000" office:value-type="float" office:value="273.13016021" calcext:value-type="float">
            <text:p>273.13016021</text:p>
          </table:table-cell>
          <table:table-cell table:formula="of:=49902225249/100000000" office:value-type="float" office:value="499.02225249" calcext:value-type="float">
            <text:p>499.02225249</text:p>
          </table:table-cell>
          <table:table-cell table:formula="of:=78565031703/100000000" office:value-type="float" office:value="785.65031703" calcext:value-type="float">
            <text:p>785.65031703</text:p>
          </table:table-cell>
          <table:table-cell table:formula="of:=523010124/100000000" office:value-type="float" office:value="5.23010124" calcext:value-type="float">
            <text:p>5.23010124</text:p>
          </table:table-cell>
          <table:table-cell table:formula="of:=9672848739/100000000" office:value-type="float" office:value="96.72848739" calcext:value-type="float">
            <text:p>96.72848739</text:p>
          </table:table-cell>
          <table:table-cell table:formula="of:=86403095213/100000000" office:value-type="float" office:value="864.03095213" calcext:value-type="float">
            <text:p>864.03095213</text:p>
          </table:table-cell>
          <table:table-cell table:formula="of:=179277880054/100000000" office:value-type="float" office:value="1792.77880054" calcext:value-type="float">
            <text:p>1792.77880054</text:p>
          </table:table-cell>
          <table:table-cell table:formula="of:=294443048669/100000000" office:value-type="float" office:value="2944.43048669" calcext:value-type="float">
            <text:p>2944.43048669</text:p>
          </table:table-cell>
          <table:table-cell table:style-name="ce7" office:value-type="string" calcext:value-type="string">
            <text:p>1,52483736</text:p>
          </table:table-cell>
          <table:table-cell table:style-name="ce7" office:value-type="string" calcext:value-type="string">
            <text:p>21,31496467</text:p>
          </table:table-cell>
          <table:table-cell table:style-name="ce7" office:value-type="string" calcext:value-type="string">
            <text:p>356,831779</text:p>
          </table:table-cell>
          <table:table-cell table:style-name="ce7" office:value-type="string" calcext:value-type="string">
            <text:p>491,9431451</text:p>
          </table:table-cell>
          <table:table-cell table:style-name="ce7" office:value-type="string" calcext:value-type="string">
            <text:p>1010,062059</text:p>
          </table:table-cell>
          <table:table-cell table:style-name="ce7" office:value-type="string" calcext:value-type="string">
            <text:p>0,02998397</text:p>
          </table:table-cell>
          <table:table-cell table:style-name="ce7" office:value-type="string" calcext:value-type="string">
            <text:p>0,17210223</text:p>
          </table:table-cell>
          <table:table-cell table:style-name="ce7" office:value-type="string" calcext:value-type="string">
            <text:p>0,75321171</text:p>
          </table:table-cell>
          <table:table-cell table:style-name="ce7" office:value-type="string" calcext:value-type="string">
            <text:p>0,83110421</text:p>
          </table:table-cell>
          <table:table-cell table:style-name="ce7" office:value-type="string" calcext:value-type="string">
            <text:p>1,84592826</text:p>
          </table:table-cell>
          <table:table-cell table:style-name="ce7" office:value-type="string" calcext:value-type="string">
            <text:p>0,02334982</text:p>
          </table:table-cell>
          <table:table-cell table:style-name="ce7" office:value-type="string" calcext:value-type="string">
            <text:p>0,13269972</text:p>
          </table:table-cell>
          <table:table-cell table:style-name="ce7" office:value-type="string" calcext:value-type="string">
            <text:p>0,33121768</text:p>
          </table:table-cell>
          <table:table-cell table:style-name="ce7" office:value-type="string" calcext:value-type="string">
            <text:p>0,4269789</text:p>
          </table:table-cell>
          <table:table-cell table:style-name="ce7" office:value-type="string" calcext:value-type="string">
            <text:p>0,90778591</text:p>
          </table:table-cell>
          <table:table-cell table:style-name="ce7" office:value-type="string" calcext:value-type="string">
            <text:p>0,00354852</text:p>
          </table:table-cell>
          <table:table-cell table:style-name="ce7" office:value-type="string" calcext:value-type="string">
            <text:p>0,01381836</text:p>
          </table:table-cell>
          <table:table-cell table:style-name="ce7" office:value-type="string" calcext:value-type="string">
            <text:p>0,04339386</text:p>
          </table:table-cell>
          <table:table-cell table:style-name="ce7" office:value-type="string" calcext:value-type="string">
            <text:p>0,05436271</text:p>
          </table:table-cell>
          <table:table-cell table:style-name="ce7" office:value-type="string" calcext:value-type="string">
            <text:p>0,07109776</text:p>
          </table:table-cell>
          <table:table-cell table:style-name="ce7" office:value-type="string" calcext:value-type="string">
            <text:p>0,01646049</text:p>
          </table:table-cell>
          <table:table-cell table:style-name="ce7" office:value-type="string" calcext:value-type="string">
            <text:p>0,08633761</text:p>
          </table:table-cell>
          <table:table-cell table:style-name="ce7" office:value-type="string" calcext:value-type="string">
            <text:p>0,27637115</text:p>
          </table:table-cell>
          <table:table-cell table:style-name="ce7" office:value-type="string" calcext:value-type="string">
            <text:p>0,33282758</text:p>
          </table:table-cell>
          <table:table-cell table:style-name="ce7" office:value-type="string" calcext:value-type="string">
            <text:p>0,4500217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sort0_0__211" table:target-range-address="Sayfa1.A3:Sayfa1.A24" table:display-filter-buttons="true"/>
        <table:database-range table:name="sort0_1" table:target-range-address="Sayfa1.B3:Sayfa1.B24" table:display-filter-buttons="true"/>
        <table:database-range table:name="sort0_2" table:target-range-address="Sayfa1.C3:Sayfa1.C24" table:display-filter-buttons="true"/>
        <table:database-range table:name="sort0_314" table:target-range-address="Sayfa1.D3:Sayfa1.D24" table:display-filter-buttons="true"/>
        <table:database-range table:name="sort0_416" table:target-range-address="Sayfa1.E3:Sayfa1.E24" table:display-filter-buttons="true"/>
        <table:database-range table:name="sort1_018" table:target-range-address="Sayfa1.F3:Sayfa1.F24" table:display-filter-buttons="true"/>
        <table:database-range table:name="sort1_120" table:target-range-address="Sayfa1.G3:Sayfa1.G24" table:display-filter-buttons="true"/>
        <table:database-range table:name="sort1_222" table:target-range-address="Sayfa1.H3:Sayfa1.H24" table:display-filter-buttons="true"/>
        <table:database-range table:name="sort1_324" table:target-range-address="Sayfa1.I3:Sayfa1.I24" table:display-filter-buttons="true"/>
        <table:database-range table:name="sort1_426" table:target-range-address="Sayfa1.J3:Sayfa1.J24" table:display-filter-buttons="true"/>
        <table:database-range table:name="sort2_028" table:target-range-address="Sayfa1.K3:Sayfa1.K24" table:display-filter-buttons="true"/>
        <table:database-range table:name="sort2_130" table:target-range-address="Sayfa1.L3:Sayfa1.L24" table:display-filter-buttons="true"/>
        <table:database-range table:name="sort2_232" table:target-range-address="Sayfa1.M3:Sayfa1.M24" table:display-filter-buttons="true"/>
        <table:database-range table:name="sort2_334" table:target-range-address="Sayfa1.N3:Sayfa1.N24" table:display-filter-buttons="true"/>
        <table:database-range table:name="sort2_436" table:target-range-address="Sayfa1.O3:Sayfa1.O24" table:display-filter-buttons="true"/>
        <table:database-range table:name="sort3_038" table:target-range-address="Sayfa1.P3:Sayfa1.P24" table:display-filter-buttons="true"/>
        <table:database-range table:name="sort3_140" table:target-range-address="Sayfa1.Q3:Sayfa1.Q24" table:display-filter-buttons="true"/>
        <table:database-range table:name="sort3_242" table:target-range-address="Sayfa1.R3:Sayfa1.R24" table:display-filter-buttons="true"/>
        <table:database-range table:name="sort3_344" table:target-range-address="Sayfa1.S3:Sayfa1.S24" table:display-filter-buttons="true"/>
        <table:database-range table:name="sort3_446" table:target-range-address="Sayfa1.T3:Sayfa1.T24" table:display-filter-buttons="true"/>
        <table:database-range table:name="sort4_048" table:target-range-address="Sayfa1.U3:Sayfa1.U24" table:display-filter-buttons="true"/>
        <table:database-range table:name="sort4_150" table:target-range-address="Sayfa1.V3:Sayfa1.V24" table:display-filter-buttons="true"/>
        <table:database-range table:name="sort4_252" table:target-range-address="Sayfa1.W3:Sayfa1.W24" table:display-filter-buttons="true"/>
        <table:database-range table:name="sort4_354" table:target-range-address="Sayfa1.X3:Sayfa1.X24" table:display-filter-buttons="true"/>
        <table:database-range table:name="sort4_456" table:target-range-address="Sayfa1.Y3:Sayfa1.Y24" table:display-filter-buttons="true"/>
        <table:database-range table:name="sort5_058" table:target-range-address="Sayfa1.Z3:Sayfa1.Z24" table:display-filter-buttons="true"/>
        <table:database-range table:name="sort5_160" table:target-range-address="Sayfa1.AA3:Sayfa1.AA24" table:display-filter-buttons="true"/>
        <table:database-range table:name="sort5_262" table:target-range-address="Sayfa1.AB3:Sayfa1.AB24" table:display-filter-buttons="true"/>
        <table:database-range table:name="sort5_364" table:target-range-address="Sayfa1.AC3:Sayfa1.AC24" table:display-filter-buttons="true"/>
        <table:database-range table:name="sort5_466" table:target-range-address="Sayfa1.AD3:Sayfa1.AD24" table:display-filter-buttons="true"/>
        <table:database-range table:name="sort7_068" table:target-range-address="Sayfa1.AJ1:Sayfa1.AJ1" table:display-filter-buttons="true"/>
        <table:database-range table:name="sort7_170" table:target-range-address="Sayfa1.AK1:Sayfa1.AK1" table:display-filter-buttons="true"/>
        <table:database-range table:name="sort7_272" table:target-range-address="Sayfa1.AL1:Sayfa1.AL1" table:display-filter-buttons="true"/>
        <table:database-range table:name="sort7_374" table:target-range-address="Sayfa1.AM1:Sayfa1.AM1" table:display-filter-buttons="true"/>
        <table:database-range table:name="sort7_477" table:target-range-address="Sayfa1.AN1:Sayfa1.AN1" table:display-filter-buttons="true"/>
        <table:database-range table:name="sort_100000" table:target-range-address="Sayfa4.A1:Sayfa4.I22" table:display-filter-buttons="true"/>
        <table:database-range table:name="sort_150000" table:target-range-address="Sayfa5.A1:Sayfa5.I22" table:display-filter-buttons="true"/>
        <table:database-range table:name="sort_180000" table:target-range-address="Sayfa6.A1:Sayfa6.I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yfa6" style:display-name="PageStyle_Sayfa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4" style:display-name="PageStyle_Sayfa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5" style:display-name="PageStyle_Sayf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ke Belgin</meta:initial-creator>
    <meta:creation-date>2020-05-25T13:20:29</meta:creation-date>
    <dc:date>2020-05-27T20:30:16.086893474</dc:date>
    <meta:generator>LibreOffice/6.0.7.3$Linux_X86_64 LibreOffice_project/00m0$Build-3</meta:generator>
    <meta:editing-duration>PT44S</meta:editing-duration>
    <meta:editing-cycles>1</meta:editing-cycles>
    <meta:document-statistic meta:table-count="4" meta:cell-count="13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gId" meta:value-type="string">Excel.Sheet</meta:user-defined>
    <meta:user-defined meta:name="ScaleCrop" meta:value-type="boolean">false</meta:user-defined>
    <meta:user-defined meta:name="ShareDoc" meta:value-type="boolean">false</meta:user-defined>
  </office:meta>
</office:document-meta>
</file>